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2.26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0e7a81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1158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a81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e7a81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e7a81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language="el" fo:country="GR" style:language-asian="el" style:country-asian="GR" style:language-complex="el" style:country-complex="GR"/>
    </style:style>
    <style:style style:name="T11" style:family="text">
      <style:text-properties fo:language="it" fo:country="IT" style:language-asian="el" style:country-asian="GR" style:language-complex="el" style:country-complex="GR"/>
    </style:style>
    <style:style style:name="T12" style:family="text">
      <style:text-properties style:language-asian="en" style:country-asian="US" style:language-complex="en" style:country-complex="US"/>
    </style:style>
    <style:style style:name="T13" style:family="text">
      <style:text-properties style:language-asian="el" style:country-asian="GR" style:language-complex="el" style:country-complex="GR"/>
    </style:style>
    <style:style style:name="T14" style:family="text">
      <style:text-properties officeooo:rsid="000e7a81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e7a81" style:font-style-asian="normal" style:font-weight-asian="normal" style:font-style-complex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Default_20_Paragraph_20_Font"><text:span text:style-name="T2">G</text:span></text:span><text:bookmark-start text:name="bookmark0"/><text:span text:style-name="Default_20_Paragraph_20_Font"><text:span text:style-name="T1">ALENI DE MOT</text:span></text:span><text:span text:style-name="Default_20_Paragraph_20_Font"><text:span text:style-name="T2">U</text:span></text:span><text:span text:style-name="Default_20_Paragraph_20_Font"><text:span text:style-name="T1"> M</text:span></text:span><text:span text:style-name="Default_20_Paragraph_20_Font"><text:span text:style-name="T2">U</text:span></text:span><text:span text:style-name="Default_20_Paragraph_20_Font"><text:span text:style-name="T1">SCVLOR</text:span></text:span><text:span text:style-name="Default_20_Paragraph_20_Font"><text:span text:style-name="T2">U</text:span></text:span><text:span text:style-name="Default_20_Paragraph_20_Font"><text:span text:style-name="T1">M</text:span></text:span><text:bookmark-end text:name="bookmark0"/></text:h>
      <text:h text:style-name="Heading_20_4" text:outline-level="4">LIBER I.</text:h>
      <text:p text:style-name="P1">Cap. I. Instrumenta motus voluntarii musculi sunt,<text:line-break/>quorum sane adeo ingens multitudo est, ut ne numeraro<text:line-break/>quidem eos facile sit. Nam et natura ita quidam coale-<text:line-break/>fcunt inter fele, ut videantur unus esse, et quum unus<text:line-break/>aliquis in multos definit tendones, non unus amplius<text:line-break/>solus, fed tot, quot sunt tendones, esse videntur. Idcirco,<text:line-break/>et quia multiplici sunt figura, et in dissimiles inferuntur<text:line-break/>partes, modum motus difficulter comprehensibilem habent.<text:line-break/>Erit autem ne id quidem parvum, videlicet ipsus mu-<text:line-break/>fculos inna<text:span text:style-name="Default_20_Paragraph_20_Font"><text:span text:style-name="T3">s</text:span></text:span>ci partibus, quae moventur, i<text:span text:style-name="Default_20_Paragraph_20_Font"><text:span text:style-name="T3">n</text:span></text:span> diversa loca</text:p>
      <text:p text:style-name="P3">et saepenumero contraria: alit emm deorsum, alii fur-<text:line-break/>fum, nonnulli ex anteriori parte, vel posteriori, aut<text:line-break/>hinc, aut illisi c inseruntur. Quin etiam omnis musculus<text:line-break/>fectus per transversum non valde tenui neque superficiali<text:line-break/>factione nocet quidem omnino quibusdam motibus par-<text:span text:style-name="Default_20_Paragraph_20_Font"><text:span text:style-name="T4">r<text:line-break/></text:span></text:span>Hs, in quam inserebatur. Sed quia multiplicia sunt no-<text:line-break/>cumenta, et hoc etiam pacto modus ipsorum motus disi-<text:line-break/>ficulter comprehendi potest. Siquidem musculi, qui in<text:line-break/>cruribus sunt, quum alius alias scissus fuerit, vel flectere,<text:line-break/>veI extendere L vel extollere, vel demittere, vel conver-<text:line-break/>tere membrum statim nequeunt. Eadem et phlegmone,<text:line-break/>et fcirrhi, et putredines, et contusiones eorum, et duri-<text:line-break/>lies cicatricum efficiunt, et in cruribus, et in manibus<text:line-break/>maxime: etenim ex musculis manuum patientibus quidam<text:line-break/>tollere, vel extendere, vel flectere, vel demittere eas<text:line-break/>non amplius possunt; quidam vero in utramque parterh<text:line-break/>circumducere, vel convertere retro.. Eadem tensionibus<text:line-break/>patientibus fiunt. Vocant autem eos recentiores aponeu-<text:line-break/>rofes musculorum, quoniam, ut puto, musculos in eos</text:p>
      <text:p text:style-name="P3">vident finire. Mixta autem quaedam eorum natura est,<text:line-break/>et media inter, ligamentum et nervum ;; ligamentum . enim,<text:line-break/>proprie,. non communiter , appellatum, est corpus nervo-<text:line-break/>sum, ex osse quidem omnino ortum habens, infertum<text:line-break/>autem in os, aut in musculum; constat etiam, nomen<text:line-break/>ei ab usu esse inditum; nervus autem et tonus ex ce.r<text:line-break/>rebro aut spinae medulla oriuntur; nuncupatur autem<text:line-break/>ab ipsis actionibus unum instrumentum duobus nomini-<text:line-break/>hus , eo quod nutare seu flectere et tendere natum<text:line-break/>est. Substantia vero corporis eorum ea est, ac si intel-<text:line-break/>ligas stipatum et densatum ideoque duriusculum factum<text:line-break/>cerebrum. Est esiam et spinalis medullae corpus simile<text:line-break/>cerebro compacto, et ob id duro facto; nam et ipsius<text:line-break/>cerebri posterior pars, quae medullae spinali continuatur,<text:line-break/>durior est anteriori; et quicunque nervorum molliores<text:line-break/>sunt, hi nihil a medulla spinae differre tibi videbun-<text:line-break/>tur. Medulla. tamen, quae <text:span text:style-name="Default_20_Paragraph_20_Font"><text:span text:style-name="T3">i</text:span></text:span>n aliis, ossibus est, non talis<text:line-break/>visitur, sest humida et propemodum fluxisse ; maxime</text:p>
      <text:p text:style-name="P3">vero ipsius mollem substantiam assimilare pinguedini<text:line-break/>posses; quapropter nec exoriri ex hac medulla nervum<text:line-break/>aliquem invenies, t neque mollem, neque durum; quin<text:line-break/>nec cerebri et medullae spinalis tegumentis operta est,<text:line-break/>nec praeterea arteriae atque venae intexunt eam; itaque<text:line-break/>nullo pacto cerebro et meduHae spinali similis est, nec<text:line-break/>ipsi ulla communicatio cum musculis. Sed cum cerebro<text:line-break/>et medulla spinae omnibus musculis non parva commu-<text:line-break/>nicatio est; nam aut- a cerebro, aut a medulla <text:span text:style-name="Default_20_Paragraph_20_Font"><text:span text:style-name="T3">s</text:span></text:span>pinae<text:line-break/>nervum accipiant necesse est, qui visu quidem parvus,<text:line-break/><text:span text:style-name="Default_20_Paragraph_20_Font"><text:span text:style-name="T3">s</text:span></text:span>ed facultate minime parvus. Cognosces autem ex asse-<text:line-break/>otibus; nam incisus, oppressius, contusus, laqueo interce-<text:line-break/>plus, fcirrbis affectus et corruptus aufert musculo om-<text:line-break/>nem motum et sensum. Quin et nervo inflammato non<text:line-break/>pauci convulsione correpti fiunt et mente alienati ; quo-<text:line-break/>rum quidam sic affecti , quum sapientiorem medicum na-<text:line-break/>cti essent, nervo i nesse statim convulsione et mentis<text:line-break/>alienatione liberati sunt, sed postea siiltstllllllll, in quem</text:p>
      <text:p text:style-name="P3">nervus insertus .erat se insensilem atque, inutilem ad mo-<text:line-break/>tum habuerunt. Adeo certe magna quaedam vis est in<text:line-break/>nervis, superne a magno principio affluens; non enim<text:line-break/>ex <text:span text:style-name="T14">se</text:span> ipsis eam neque connatam habent. Cognoscere<text:line-break/>esiam potes hinc maxime, si incideris quemcunque isto-<text:line-break/>rum nervorum, aut spinalem ipsam medullam ; quantum<text:line-break/>enim superius est incisione, continuum cerebro, id qui-<text:line-break/>dein adhuc conservabit principii facultates; omne autem,<text:line-break/>quod inferius est, neque fenfum, neque motum ulli<text:line-break/>praebere poterit. Nervi itaque rivorum in morem a<text:line-break/>cerebro ceu ex quodam fonte deducunt musculis facul-<text:line-break/>tates, quos quum primum attigerint, scinduntur inulti-<text:line-break/>pliciter in aliam subinde atque aliam sectionem, tan-<text:line-break/>demque in tenues et membraneas fibras toti soluti tofum<text:line-break/>sic musculi corpus e intertexunI. Ligamenta vero, per<text:line-break/>quae musculi ossibus colligantu<text:span text:style-name="Default_20_Paragraph_20_Font"><text:span text:style-name="T3">r</text:span></text:span> et coalescunt, etmem-<text:line-break/>btanas circa ipsus<text:span text:style-name="Default_20_Paragraph_20_Font"><text:span text:style-name="T3">i</text:span></text:span> ginu^n t, et quasdam intro propagines<text:line-break/>inalipsam carn<text:span text:style-name="Default_20_Paragraph_20_Font"><text:span text:style-name="T3">os</text:span></text:span>a musculorum mittun t; quam veluti quen-</text:p>
      <text:p text:style-name="P3">dam locum intellige multis rivis irriguum, uno quidem<text:line-break/>praedicto nervo, duobus vero aliis, altero sanguinis ca-<text:line-break/>lidi et tenuis et vaporosa, . altero frigidioris et crassio-<text:line-break/>ris; vocatur autem ipsorum alter arteria, alter vena.<text:line-break/>Isti igitur rivi principium a corde et hepate habentes<text:line-break/>corpus musculorum irrigant, quorum gratia non amplius<text:line-break/>locus quidam nomine l absoluto, sed jam quasi planta<text:line-break/>mufculns fit; jam vero propter tertium rivum, qui a<text:line-break/>principio magno deducitur, non planta, sed quoddam<text:line-break/>praestantius planta redditur,, assumpto . sedili et motu<text:line-break/>voluntario, quibus animat a non animali differt.. Propter<text:line-break/>has igitur facultates instrumentum animale musculus fa.-<text:line-break/>ctus est, quemadmodum propter arteriam et venam na-<text:line-break/>turale:; etenim motus, qui ex arteria, et vena procedunt,<text:line-break/>naturales funt . et . voluntatis expertes, qui autem a mu-<text:line-break/><text:span text:style-name="T15">s</text:span><text:span text:style-name="Default_20_Paragraph_20_Font"><text:span text:style-name="T16">c</text:span></text:span><text:span text:style-name="T15">ulis</text:span> , animales et voluntarii. Sive autem consulto di-<text:line-break/>cas musculorum fieri .motus, siv^ spontaneos, .aut ..cum<text:line-break/>voluntate, nihil .refert:. unum enim in oxi<text:span text:style-name="Default_20_Paragraph_20_Font"><text:span text:style-name="T4">a</text:span></text:span>tnfllos his con-</text:p>
      <text:p text:style-name="P3">jectari oportet, quomodo videlicet discernas motum sp-<text:line-break/>forum a motu arteriarum et venarum. Itaque, . etiamsi<text:line-break/>nequeas in nominibus ostendere doctrinam, abunde falis,<text:line-break/>quod vis, significabis. Cur igitur non Pensius instrumen-<text:line-break/>tum esse mufculum diximus, sied m olus duntaxat, quan-<text:line-break/>quam plane utriusque similiter ipsa sit particeps^ an quia<text:line-break/>motus quidem nullus utique fieri posset animalibus volun-<text:line-break/>tarius absque musculis? Quare proprium ipsius instru-<text:line-break/>mentum musculus est. Sensus autem inest omnibus sien-<text:line-break/>silibus partibus etiam sine musculis;. quaecunque enim<text:line-break/>ipsarum particeps sit nervi, ea omnino scntiI. Quid igi-<text:line-break/>tur sit mufculus,s clare dictum est, nempe motus volun-<text:line-break/>tarii instrumentum. Dictum est etiam, unde principium<text:line-break/>motus sit ipsi et per quae; puta a cerebro et per ner-<text:line-break/>vos. Dictam praeterea et quemadmodum in ipsum hi.<text:line-break/>distribuantur, et quemadmodum ligamenta.</text:p>
      <text:h text:style-name="Heading_20_2" text:outline-level="2">Cap. H.</text:h>
      <text:p text:style-name="P9"><text:s/>Reliquum autem adhuc esit de natura ten-<text:line-break/>donum dicere, q<text:span text:style-name="T14">u</text:span>o nihil obscurum relinquatur sermoni-</text:p>
      <text:p text:style-name="P3">lin<text:span text:style-name="Default_20_Paragraph_20_Font"><text:span text:style-name="T3">es</text:span></text:span> qui deinceps sequuntur. Quod igitur mixta quae-<text:line-break/>dam natura tendomim sit ex ligamentis et nervis, di-<text:line-break/>ctum quidem et hoc ante; fed ratiocinatio ejus omissa<text:line-break/>est, nunc vero adiungetur. Tendo tanto durior est ner-<text:line-break/>vb, quanto ligamento mollior; quin et mole c<text:span text:style-name="Default_20_Paragraph_20_Font"><text:span text:style-name="T3">o</text:span></text:span>rp<text:span text:style-name="Default_20_Paragraph_20_Font"><text:span text:style-name="T3">o</text:span></text:span>ris<text:line-break/>talis, -ut qui ex ambobus maxime factus sit. Et liga-<text:line-break/>mentum quidem omne insen sile ; nervus autem omnis<text:line-break/>fenili praeditus ; tendo vero neque infantilis , quia etiam<text:line-break/>nervi est particeps, nec ita sensilis, -ut nervus, non enim<text:line-break/>nervus est tantum. Quatenus igitur particeps est liga-<text:line-break/>men ti naturae, eatenus hebetatur acrimonia fenfus.<text:line-break/>Quin etiam , quia nafcitur quidem tendo ex fine musicali,<text:line-break/>inseruntur autem in caput ipsius et nervus et .ligamenta,<text:line-break/>deinde in totum musculum disperguntur, rationabile est<text:line-break/>ex ambobus tensionem esse factum. Clarius autem id<text:line-break/>fcire possis per dissectionem. Evidenter^ enim videbis<text:line-break/>principium quidem, quod vocant caput -mufculi , magis<text:line-break/>nervofum, media vero carnosiora, ubi ventres (ut vocant)</text:p>
      <text:p text:style-name="P3">mufculorum sunt; inde rursus eadem, qua prius, pro-<text:line-break/>porlione multo semper nervosior efficitur; tandem eo<text:line-break/>magis nervosus apparet finis inferior, quo etiam apparet<text:line-break/>in capite. Nervus autem perveniens ad ipsum in pri-<text:line-break/>m a quidem insertione in pauciores distribuitur portiones;<text:line-break/>illis rur<text:span text:style-name="Default_20_Paragraph_20_Font"><text:span text:style-name="T3">s</text:span></text:span>us in alias scissis, susque iterum sectis in alias,<text:line-break/>eo usque tandem scissura procedit, ut in membraneas<text:line-break/>et valde tenues fibras desinat; rursus hae particulae in-<text:line-break/>vicem coeunt, ac nervos mole quidem prioribus majores,<text:line-break/>caeterum numero pauciores generant; qui .in fine mu-<text:line-break/>sculi et numero et magnitudine pares lis, qui initio<text:line-break/>primo locantur, evadunt. Quoniam vero rursus tendo<text:line-break/>nascitur multo major nervo, qui in musculum defcendit,<text:line-break/>manifestum est, quod non solum ex nervo factus est,<text:line-break/>verum etiam aliquid ex natura ligamentorum assumpsit,<text:line-break/>nec fane hoc modicum; multis enim locis sexcupla, mul-<text:line-break/>tis etiam decupla <text:span text:style-name="Default_20_Paragraph_20_Font"><text:span text:style-name="T3">cr</text:span></text:span>assitudine nervum superat. Et me<text:span text:style-name="Default_20_Paragraph_20_Font"><text:span text:style-name="T3">e.</text:span></text:span></text:p>
      <text:p text:style-name="P3">rito sane Tantus. et talis factus est, ut qui et ligamenti<text:line-break/>et nervi usum exhibiturus erat; alligat enim musculum<text:line-break/>suhjectis ossibus, in ,quae inferitur, et hac quidem rasione<text:line-break/>nihil differt a ligamento; sentit autem et movetur, qua<text:line-break/>ratione nervi est particeps- Major autem factus est nervo,<text:line-break/>quippe qui os moturus sit; inseritur enim ut plurimum<text:line-break/>omnis. tendo in ossis terminum, cartilagine illitum. Sed<text:line-break/>non est hic terminus quilibet, nec ipse tendo quivis;<text:line-break/>verum spsie quidem dilatatus involvitur circa superiorem<text:line-break/>partem ossis, quae vocatur caput: sic enim, quum ipsis<text:line-break/>trahitur a musculo, erat contracturus os subjectum, con-<text:line-break/>natum sibi; vinculo enim tuto quodam erat opus musicum<text:line-break/>lo cum osse a fe movendo, nec erat aliud ad hoc aptius<text:line-break/>ligamento; nervus autem, qui a cerebro procedit, via<text:line-break/>quaedam existens facultatis motricis , ut eam communem<text:line-break/>faciat, simul extensus est et commixtus li<text:span text:style-name="Default_20_Paragraph_20_Font"><text:span text:style-name="T9">ga</text:span></text:span>mento ; et<text:line-break/>ita . tendo factus est ex utrisque.</text:p>
      <text:h text:style-name="P8" text:outline-level="2">Cap. HI.</text:h>
      <text:p text:style-name="P9"><text:s/>Omnis igitur tendo in os omnino inferi-<text:line-break/>tur; non tamen omnis musculus^ in tensionem desinit.<text:line-break/>ln nullo enim musculorum moventium linguam nascitur<text:line-break/>tendo; nullum enim os lingua erat motura, sed vocem<text:line-break/>editura articulatam, et sapores dijudicatura, et massica-<text:line-break/>tioni atque deglutitioni adjumento futura. Quod si cui<text:line-break/>videtur cor similiter habere, hic non diligenter conside-<text:line-break/>ravit musicali corpus: alioquin cognosceret, ipfum a mu-<text:line-break/>fculo multum differre et crassitudine, et conformatione,<text:line-break/>et contextu, duritieque; quin esiam et operibus nequa-<text:line-break/>quam conveniunt, hoc enim ad duplicem et composi-<text:line-break/>tum motum, qui perpetuo ex diastole et fy.stole con-<text:line-break/>sistit , faciendum minime indiget voluntate animalis,<text:line-break/>musculis vero neque motus .similes funt, citraque vo-<text:line-break/>luntatem nunquam fieri possent. Sunt enim quaedam<text:line-break/>ligamenta in ventriculis cordis, ad unguem similia ten-<text:line-break/>donibus, de quorum ufu <text:span text:style-name="Default_20_Paragraph_20_Font"><text:span text:style-name="T3">a</text:span></text:span>libi dicemus; intelligatur au-<text:line-break/>t em nunc nomen ligamenti fecundum communem signi-</text:p>
      <text:p text:style-name="P3">ficatum. At labra oris exacta plane compactione culis<text:line-break/>et musculi facta absque osse moventur. . Similiter et ipsi<text:line-break/>oculi motum habent voluntarium a musculis; nullum au-<text:line-break/>tem os cum eis movetur. Praeterea et cutis, quae in<text:line-break/>fronte et superciliis est , tum plurimae partes faciei,<text:line-break/>ossibus quiescentibus , motu moventur voluntario. Ea ta.-<text:line-break/>men differentia est inter hanc cutem et oculos et fabra,<text:line-break/>quod illi quidem pro musculo subjecta est natura .muscu-<text:line-break/>lusa tenuis, oculos autem magis musculi movent, labro-<text:line-break/>rum vero natura cute admixta musculo fit. Quod si<text:line-break/>etiam stomachus ventriculi, quem oesophagum vocabant<text:line-break/>veteres, musculus est et ipfe, et musculi, officia animali-<text:line-break/>bus ministrat, erit utique et hic musculus neque in<text:line-break/>tendonem desinens, neque os simul movens. At qui in<text:line-break/>-cervice vesicae suscipientis<text:span text:style-name="T17"> urinam est, et substantia cor-<text:line-break/>poris omnino musculo similis est et actione; quemad-<text:line-break/>modum Pane et qui in fede, sive il</text:span><text:span text:style-name="Default_20_Paragraph_20_Font"><text:span text:style-name="T18">lum</text:span></text:span><text:span text:style-name="T17"> unum so</text:span><text:span text:style-name="Default_20_Paragraph_20_Font"><text:span text:style-name="T18">lum</text:span></text:span></text:p>
      <text:p text:style-name="P3">mufculum, sive plures unitos existimare oportet; movetur<text:line-break/>autem ab his os nullum, quemadmodum ne ab illis qui-<text:line-break/>dem, qui in testes et penem defcendunt. ln fumma de<text:line-break/>omnibus musculis dicendum, quod motus voluntarii sunt<text:line-break/>instrumenta, Tum quandoque <text:span text:style-name="Default_20_Paragraph_20_Font"><text:span text:style-name="T3">s</text:span></text:span>e ipsius duntaxat movent<text:line-break/>contracti, ut musculi sedis et vesicae, quandoque vero<text:line-break/>et cutem, ad principium sinum dum trahuntur, simul at-<text:line-break/>.trahunt, velut li, qui in labris et fronte, et omnino in<text:line-break/>facie <text:span text:style-name="Default_20_Paragraph_20_Font"><text:span text:style-name="T3">E</text:span></text:span>unt; ab his itaque nullus nascitur tendo. Cae-<text:line-break/>teri omnes musculi, quicunque ossa movent, in tendo-<text:line-break/>nes omnino vel majores vel minores terminantur; qui vero<text:line-break/>aliud quidpiam quam os movent, horum quibusdam funtten-<text:line-break/>dones, quibusdam vero non. Movent autem aliud quiddam,<text:line-break/>non os, musculi oculorum, linguae, testium et penis, item<text:line-break/>etpharyngis, tum qui maxime sunt laryngis; vocatur ita<text:line-break/>fuperior terminus asperae ar terrae, quod et caput appel-<text:line-break/>lant br<text:span text:style-name="Default_20_Paragraph_20_Font"><text:span text:style-name="T3">a</text:span></text:span>nchi et sarynga. Musculi igitur oculorum mem-</text:p>
      <text:p text:style-name="P3">braneis quidem, fed validis aponeurosibus in duram et<text:line-break/>nervosam tunicam adjacentem rhagoidi perveniunt. Penis<text:line-break/>autem et testium, nulla aponeurosi facta, carneis ipfo.-<text:line-break/>Illim partibus innascuntur. Porro musculorum, qui in<text:line-break/>pharynge et larynge fiunt, quibusdam obscurae quaedam<text:line-break/>aponeuroses, quibusdam omnino non sunt. Motus autem<text:line-break/>modus alius alibi existit. In lingua quidem motum omnem<text:line-break/>videre possis: sursum enim et deorsum, ante et retro,<text:line-break/>sinistrorsum et dextrorsum apparet circumferri, et par-<text:line-break/>Tim quidem quasi replicata et explicata, partim vero<text:line-break/>esiam circulariter undique circumducta. Sed in oculis<text:line-break/>quatuor quidem sim t recti motus, surfum et deorsum,<text:line-break/>dextrorsum et sinistrorsum, duo autem alii circulares.<text:line-break/>Duo esiam musculorum circa tempora; firmantibus enim<text:line-break/>dentes invicem tenduntur atque curvantur, hiantibus<text:line-break/>vero laxantur et porriguntur. Quin etiam motus magni<text:line-break/>musculi in brachio fatis perspicuus, dum flectendo cu-</text:p>
      <text:p text:style-name="P3">bitum curvatur et in fe ip<text:span text:style-name="Default_20_Paragraph_20_Font"><text:span text:style-name="T3">s</text:span></text:span>um coit; in extensionibus au-<text:line-break/>tem laxatur et exporrigitur. Eosdem motus et mufcu-<text:line-break/>lus magnus interna parte cubiti evidenter habet ap p aron-<text:line-break/>tes; in flectendis quidem digitis curvatur contrahiturque,<text:line-break/>extendentibus vero ipsis quoque extenditur et laxatur<text:line-break/>et porrigitur. Sic etiam et alii musculi pene omnes, qui<text:line-break/>in artubus sunt, duplices motus videbuntur habere, si<text:line-break/>eos denudaveris cute; namque praedicti etiam non de-<text:line-break/>nudati .apparent propter magnitudinem. In macilentis<text:line-break/>autem et musculosis corporibus complurium musculo-<text:line-break/>rum motus evidenter apparent prius, quam cutis adimaec<text:line-break/>Aur. Sed musculus, qui in fede est, proprium quendam<text:line-break/>motum, quoniam et figuram diversam, possedit, contractis<text:line-break/>crumenis similem. Caeterum feptum transversum simile<text:line-break/>.est tali cuipiam rei, ussi quod non .perforatum esa Hujus<text:line-break/>igitur motum evidenter videbis, diviso. quidem peritonaeo,<text:line-break/>distractis autem fubjeotis Visceribus; aliorum autem muscu-</text:p>
      <text:p text:style-name="P3">lorum, qui in thorace et toto abdomine sunt, sufficit<text:line-break/>cutem tantum auferre. Accidit autem illis, qui funt in<text:line-break/>abdomine, contrarium ac iis, qui in artubus et facie lo-<text:line-break/>cum obtinent; hi enim, cum tenduntur et ad princi-<text:line-break/>pium retrahuntur, curvantur; illi autem, dum tendun-<text:line-break/>tur, exporriguntur, curvantur .vero, dum laxantur.</text:p>
      <text:h text:style-name="Heading_20_2" text:outline-level="2">Cap. IV. </text:h>
      <text:p text:style-name="P9">Utrum igitur (id enim a<text:span text:style-name="T14">d </text:span>principio pro-<text:line-break/>positum erat considerare) tot modi motus insunt musculis,<text:line-break/>quot etiam apparent et in dissectionibus, et prius quam<text:line-break/>denudes partes , an multo quidem pauciores sunt, appa-<text:line-break/>rent autem mulli? Nam, ut alia omittam, absurdum vi-<text:line-break/>detur non unum motum musculis omnibus inesse, tan-<text:line-break/>quam si et arteriarum alium alius motum quispiam<text:line-break/>existere dicat ; semper enim natura videtur per similia<text:line-break/>instrumenta similiter operarii Quocirca sex inesse motus<text:line-break/>omnibus musculis (quod jam quidam dixerunt) evidenter<text:line-break/>redarguitur ; nullus enim musculorum - qui in cruribus<text:line-break/>et manibus si.m t, scaber tertium quendam hi<text:span text:style-name="Default_20_Paragraph_20_Font"><text:span text:style-name="T3">a</text:span></text:span>tum diver-</text:p>
      <text:p text:style-name="P3">sum ab extensione et contractione, quemadmodum nec<text:line-break/>temporales musculi, evidenter enim et .horum utrique<text:line-break/>duo funt motus. Si autem totum membrum in sex loca<text:line-break/>musculi transferunt, nullum hinc fano dubium, quin per<text:line-break/>singulos eorum duplex fit motus <text:span text:style-name="Default_20_Paragraph_20_Font"><text:span text:style-name="T3">d</text:span></text:span> Si enim unus inuscu-<text:line-break/>lus totum membrum moveret, necesse esset, quot sint<text:line-break/>membri, tot, esse ..et musculi motus; quoniam vero non<text:line-break/><text:span text:style-name="Default_20_Paragraph_20_Font"><text:span text:style-name="T3">s</text:span></text:span>olum lex si <text:span text:style-name="Default_20_Paragraph_20_Font"><text:span text:style-name="T3">P</text:span></text:span>ed et multo plures in unoquoque membro<text:line-break/>musculi funt, nihil profecto mirum aliunr ab alio mu-<text:line-break/>soulo ipsi membro fieri motum. Sed puto; linguam eos<text:line-break/>decepisse; qui ejusmodi dixerunt, ratos unum musculum<text:line-break/>ipsam existere. Quod si vere unus musculus esset, evi-<text:line-break/>denter utique demonstraretur, unius musculi multos esse<text:line-break/>motus; nunc autem (non enim unus est, fed multi mu-<text:line-break/>scuti ipsam movent,) contrarium puto conclusum iri, vi-<text:line-break/>delicet non multos. uniuscujusque musculi esse motus;<text:line-break/>alioqui frustra esset eorum multitudo, fi per unum omnes<text:line-break/>effici possibile esset. se At uterque oculorum , ajunt, .qua-</text:p>
      <text:p text:style-name="P3">tuor rectos obtinet motus. Recte, o viri: etenim et<text:line-break/>musculi recti quatuor; esset autem unus in utroque, si<text:line-break/>omnes movere idoneus esset. Ut igitur , si unus esset,<text:line-break/>concluderetur, quatuor esse motus, sic, quoniam tot nu-<text:line-break/>mero sunt, quot motus, ab unoquoque ipsorum unum<text:line-break/>fieri concludetur, quemadmodum et eorum, qui circum-<text:line-break/>vertunt ipsum, [utriusque unum. , Atqui apud vos ipsos,<text:line-break/>inquiunt, in confesso est, etsi non plures, duos saltem<text:line-break/>per singulos musculos motus fieri: quomodo igitur rasio<text:line-break/>unum esse vult? Est autem hoc nihil absurdum; motus<text:line-break/>enim, ut actio, unus in singulis, contrarius vero per ac-<text:line-break/>cidens; siquidem operatur trahens ad fe sestum partem,<text:line-break/>quae movetur, non operatur autem, quum in contrarium<text:line-break/>locum ab alio musculo abducitur. Ideoque nulia pars,<text:line-break/>quae movetur, uno utitur musculo; <text:span text:style-name="Default_20_Paragraph_20_Font"><text:span text:style-name="T3">P</text:span></text:span>ed, si quidem desit-<text:line-break/>per aliquis innascatur, omnino alius parte inferna contra<text:line-break/>innascitur, et si ex dextris, omnino alius ex sinistris,<text:line-break/>Unaquaeque edim partium, quae moventur a mufculis,</text:p>
      <text:p text:style-name="P3">veluti a quibusdam habenis in contrarium distracta, vi-<text:line-break/>cissim habet alterum ipsum intensum, alterum laxatum.<text:line-break/>Intensus igitur trahit^ ad se, laxatus autem trahitur cum<text:line-break/>parte, et propter hoc moventur ambo in utroque motu.<text:line-break/>Agere autem est eum, qui movet, intendi, non sequi;<text:line-break/>sequitur, quum ipfe otiosus transfertur, sicut quaevis alia<text:line-break/>membri pars. Nunquid igitur audemus dicere, unum<text:line-break/>omnium musculorum connatum esse motum, an non<text:line-break/>prius, quam nobis omnia, quae in ipsis apparent, con-<text:line-break/>fessa fuerint? mihi id longe melius esse videtur. Quae<text:line-break/>igitur siunt, quae in ipsis apparent, deinceps dicamus<text:line-break/>nihil omittentes. Unum itaque et primum (cujus pars<text:line-break/>jam in principio quodammodo dicta est), quod abscissis<text:line-break/>quidem ipsis totis per transversum motus penitus perit<text:line-break/>in fubjectis partibus, incisis autem laeditur; laesionis au-<text:line-break/>tem quantitas quantitatem sectionis sequitur, magis qui-<text:line-break/>dem pereunte motu in majoribus divisionibus, minus au-<text:line-break/>tem in minoribus. Haec eadem de tendonibus quoque</text:p>
      <text:p text:style-name="P3">mihi dicta esse puta: etenim et hos si quidem totos ab-<text:line-break/>scideris , dissolves motus partium, si ver<text:span text:style-name="Default_20_Paragraph_20_Font"><text:span text:style-name="T3">o</text:span></text:span> incideris, tan-<text:line-break/>tum laedes, quantum incidisti. Si itaque motos omnis<text:line-break/>periret spartis uno inciso musculo, concluderetur utique,<text:line-break/>omnium motuum hunc unum musculum ducem esse; si<text:line-break/>vero rursus unus duntaxat motus periret uno incisio mu-<text:line-break/>saulo, concluderetur, opinor, hujus solius ducem esse,<text:line-break/>qui esset incisus; sed quia neque unum <text:span text:style-name="Default_20_Paragraph_20_Font"><text:span text:style-name="T3">s</text:span></text:span>olum, neque ossi-<text:line-break/>nes perire accidit, led omnino duos, concludi videbitur<text:line-break/>utique, ab uno musculo duos fieri motus. Sed quia et<text:line-break/>musculus ex contrariis partibus Iocatus aut tendo lectum<text:line-break/>eosdem duos motus amittit, rursus utique et ilium fore<text:line-break/>fecundum eandem rationem dominum e<text:span text:style-name="Default_20_Paragraph_20_Font"><text:span text:style-name="T3">a</text:span></text:span>rumdem duorum<text:line-break/>motuum dicemus , quos tuetur aut laedit pari modo.<text:line-break/>Quare, etiamsi unus quivis musculorum pereat, contra-<text:line-break/>riorum motio simplex peribit; facere autem non similiter<text:line-break/>ambo nati sunt, sed uterque alteram solum; namque ne-<text:line-break/>cesse est horum alterum verum esse ; utrum autem sib</text:p>
      <text:p text:style-name="P3">conabimur ostendere, quum prius clarius dixerimus, quod<text:line-break/>motuum, qui sibi invicem succedunt, necesse est, altero<text:line-break/>pere<text:span text:style-name="Default_20_Paragraph_20_Font"><text:span text:style-name="T3">u</text:span></text:span>nte , et reliquum simul perire. Finge enim , eum<text:line-break/>motum periisse, qui natus est partem extendere; igitur<text:line-break/>flectetur quidem primum, manebit autem in hoc statu<text:line-break/>semper, quod non amplius extendi p<text:span text:style-name="Default_20_Paragraph_20_Font"><text:span text:style-name="T3">o</text:span></text:span>ssit, quae motu ex-<text:line-break/>tenforio privata est; quia autem extendi non amplius<text:line-break/>potest, idcirco nec flecti quidem; flectitur enim, quae<text:line-break/>antea extenfa fuit. Similiter motum, qui natus est fle-<text:line-break/>ctere partem , si accidat perire , extendetur quidem ea<text:line-break/>primum, sed immobilis in posterum fiet, quum non am-<text:line-break/>plius ad flexionem venire potuerit; qua praecedente ex-<text:line-break/>tensio sequitur. Id igitur omnium est verissimum, vide-<text:line-break/>licet motus contrarios sibi invicem succedentes simul cor-<text:line-break/>rumpi. Quamobrem recte se habet quaestio, utrum duo<text:line-break/>motus ab utrisque musculis fiant, an unus quidem ab<text:line-break/>utroque, tum ne simul reliquus cum altero pereat.</text:p>
      <text:h text:style-name="P8" text:outline-level="2">Cap. V.</text:h>
      <text:p text:style-name="P9"><text:s/>Quo igitur pacto id distinguetur? diversis<text:line-break/>symptomatibus. Ut enim communia sunt demonstrativa<text:line-break/>alicujus communis, quantum est in ipsis, ideoque incer-<text:line-break/>tum erat, quod proprium erat in utroque, sic quae di-<text:line-break/>versa siunt, et demonstrationem propriam utriusque mu-<text:line-break/>fculorum actionis, et veritatem manifestam facient. At<text:line-break/><text:span text:style-name="Default_20_Paragraph_20_Font"><text:span text:style-name="T3">p</text:span></text:span>ropria in utroque musculorum haec insunt. Eo quidem,<text:line-break/>qui intus est, abscisse, extensa pars in hac figura perpe-<text:line-break/>tuo manet, eo autem, qui foris, flexa non amplius exten-<text:line-break/>ditur. Quod si tuis manibus capiens flectas extensam,<text:line-break/>vel extendas inflexam, utrumque quidem ipsorum facile<text:line-break/>efficies,- dimissa autem pars statim in pristinum statum<text:line-break/>restituetur. Q did igitur ex his demonstratur? Nempe<text:line-break/>flexionem venire a mufculis, qui intus sunt, extensionem<text:line-break/>autem ab iis, qui foris TunL Quapropter, si externus vul-<text:line-break/>neratus amiserit actionem, internus ver<text:span text:style-name="Default_20_Paragraph_20_Font"><text:span text:style-name="T3">o</text:span></text:span> maneat adhuc<text:line-break/>agens, flectitur pars <text:span text:style-name="Default_20_Paragraph_20_Font"><text:span text:style-name="T3">p</text:span></text:span> tanquam is, qui natus est ipsam<text:line-break/>flectere, illaesus existat; si vero, qui intus est, abfcinda-</text:p>
      <text:p text:style-name="P3">tur, contrarium fit; extenditur quidem membrum, sed<text:line-break/>non amplius flectitur. Cur autem in utraque figura per-<text:line-break/>manet pars immobilis? an quia motus invicem fucceden^<text:line-break/>tes corrumpi accidit? Nam musculus flectere natus, si<text:line-break/>sanus sit, primum quidem flectit,. fecundo autem. et ter-<text:line-break/>tio non amplius flectere potest, nisi parte mrfns extensi^;<text:line-break/>extensae enim flexio est. Qui natus est extendere , ea-<text:line-break/>dem ratione . siemel . quidem extendit, fecundo autem vel<text:line-break/>tertio non amplius poterit, nisi pars denuo flectatur I. siev<text:line-break/>xae -enim extensio est. Quod si tu tunc amissam , vulnerati<text:line-break/>mufcnli actionem imitatus extendas tuis manibus flexam,<text:line-break/>videbis, salvum esse motum ei nectendae idoneum; nihiI<text:line-break/>enim tua opera indigens sua sponte flectetur, a .musculo<text:line-break/>iulus constituto operante tracta; non tamen unquam ah<text:line-break/>usio musculo. extendetur, sed semper tua opera ad hoc<text:line-break/>indigebit; veluti, si .eum, qui intus est; vulu oraveris, erss<text:line-break/>tendetur. quidem semper. pars absque tua opera, non .ta^</text:p>
      <text:p text:style-name="P3">men flectetur ab ullo musculo, <text:span text:style-name="Default_20_Paragraph_20_Font"><text:span text:style-name="T3">s</text:span></text:span>ed praeterea motum abs<text:line-break/><text:span text:style-name="Default_20_Paragraph_20_Font"><text:span text:style-name="T1">te </text:span></text:span>requiret- Manifestum igitur ex dictis, quod flectere<text:line-break/>quidem officium est musculorum internorum, extendere<text:line-break/>autem externorum. Perspicuum autem est, quod tensio<text:line-break/><text:span text:style-name="Default_20_Paragraph_20_Font"><text:span text:style-name="T1">et in </text:span></text:span>fe ipsos contractio insita musculis est actio, exten-<text:line-break/>sio autem et laxatio oppositorum intensorum et ad se<text:line-break/>ipsos trahentium. Discas autem id ex aliis apparentibus<text:line-break/>non paucis, ut ex h<text:span text:style-name="Default_20_Paragraph_20_Font"><text:span text:style-name="T3">o</text:span></text:span>c primo didicisse Avicularum crura<text:line-break/>ab animali exempta tractans extendere tuis digitis ten-<text:line-break/>dones, qui in ipsis sunt, conare, prius quidem internos,<text:line-break/>deinde externos ; cernes enim , istis tractis flecti mem-<text:line-break/>brum, tractis ver<text:span text:style-name="Default_20_Paragraph_20_Font"><text:span text:style-name="T3">o</text:span></text:span> his extendi. Quin etiam, si crure ad-<text:line-break/>huc toti corpori adhaerente capto ejusdem mortui ani-<text:line-break/>malis utrumque tendonem aut musculum velis vicissim<text:line-break/>extendere , etiam hoc pacto cernas per internos quidem<text:line-break/>membrum flecti, per externos vero extendi. Praeterea,<text:line-break/>si totum musculum per transversum abscindere velis sive</text:p>
      <text:p text:style-name="P3">in animali mortuo; sive adhuc vivente, partem su jus<text:line-break/>aliam sursum, aliam.deorsum . ferri evidenter videbis, ad<text:line-break/>sinum terminum utramque tractam scidque, si quavis in<text:line-break/>parte totum musculum per transversum abscideris, fieri<text:line-break/>evidenter videbis; quo manifestum est L quod omnis ejus<text:line-break/>pars connatum .habet motum, in fo ipsam scilicet coitio-<text:line-break/>nem. Etenim et si principium supernum solum absci-<text:line-break/>deris musculi, totus ad caudam feretur, si finem <text:span text:style-name="Default_20_Paragraph_20_Font"><text:span text:style-name="T3">i</text:span></text:span>inferio-<text:line-break/>Pem, ad caput retrahetur;^ si utrinque abscideris,<text:span text:style-name="Default_20_Paragraph_20_Font"><text:span text:style-name="T3">i</text:span></text:span> eun<text:span text:style-name="Default_20_Paragraph_20_Font"><text:span text:style-name="T3">t<text:line-break/></text:span></text:span>quasi conglobatum videbis et concurrentem ad medium<text:line-break/>ex utrisque ^finibus. Scio ergo; quod per unumquodque<text:line-break/>dictorum fatis demonstratur, quod erat propositum. - O<text:line-break/><text:span text:style-name="Default_20_Paragraph_20_Font"><text:span text:style-name="T10">ὐυ</text:span></text:span><text:span text:style-name="Default_20_Paragraph_20_Font"><text:span text:style-name="T11"> </text:span></text:span>Cap. VI.- Verum et propter medicos et philosophos^<text:line-break/>qui de omni actionis inventione .dubitare contendunt;<text:line-break/>non solum haec <text:span text:style-name="Default_20_Paragraph_20_Font"><text:span text:style-name="T3">i</text:span></text:span> verum etiam qnae^ postea dicenda sunt<text:line-break/>omnia adiungentur^ Scirrho enim<text:span text:style-name="Default_20_Paragraph_20_Font"><text:span text:style-name="T3">r</text:span></text:span> genito in musculo,<text:line-break/>aut quocunque tendone, eorum quidem; qui parte mem-</text:p>
      <text:p text:style-name="P3">brr interna constituti sunt, pars flexa non amplius exten-<text:line-break/>ditur, eorum vero, qui foris fiunt, extensa non amplius<text:line-break/>flectitur, contrario modo, quam in volucribus sic habebat;<text:line-break/>in illis enim in contrariam partem vulneratae pars re-<text:line-break/>trahebatur, hio autem ad ipsam passam trahitur. Videtur<text:line-break/>autem et hoc non modo non repugnare lis , quae antea<text:line-break/>dicta sunt, verum etiam mirifice attestari. Omne enim,<text:line-break/>quod fcirrhum contraxerit, a tumore praeter naturam<text:line-break/>tenditur. Hoc certe P ipsi a morbo accidere videtur, quod<text:line-break/>bene valenti ab impetu voluntario, nisi quod ab hoc<text:line-break/>motus est spontaneus, ab isso vero non spontaneus. Qua^<text:line-break/>re ne tuis quidem manibus ullum eorum, quae ita asse-<text:line-break/>cta sunt, ad contraria retrahere queas, quemadmodum<text:line-break/>in vulueribus fieri solebat; contra enim tendit. scirrhus,<text:line-break/>vice ligamenti musculo factus, Quare, si possibile esset<text:line-break/>manibus nostris in oppositum lucum .duci partem, nihil<text:line-break/>utique prohiberet eam et a musculis oppositis abduci,<text:line-break/>utpote qui et ipsi naturalem motum obire possint.</text:p>
      <text:p text:style-name="P3">Quae autem .in s<text:span text:style-name="Default_20_Paragraph_20_Font"><text:span text:style-name="T3">G</text:span></text:span>irrhis, eadem in phlegmone fieri cemun-<text:span text:style-name="Default_20_Paragraph_20_Font"><text:span text:style-name="T3">e<text:line-break/></text:span></text:span>fur. Nam et musculi et tendones phlegmonen patientes,<text:line-break/>membro ad fe ipsos tracto, saepe motu ipsum privarunt.<text:line-break/>Item durities cicatricum nihilominus, quam praepositi<text:line-break/>affectus, frequenter ipsum .impedivit. Videntur certe et<text:line-break/>haec omnia ipsis accidere, et .his non minus ea, quae<text:line-break/>dicentur, simulque multae aliae ambiguitates solvuntur.<text:line-break/>Mirum enim videbatur et fere impossibile, quum unum Illisu<text:line-break/>dum motus omnes musculi habeant, unum membrum, nem-<text:line-break/>pe manum, aliquando extendi, aliquando vero flecti, inter-<text:line-break/>dum in utramque partem circumduci, et modo fur<text:span text:style-name="Default_20_Paragraph_20_Font"><text:span text:style-name="T3">i</text:span></text:span>um tendi,<text:line-break/>modo deorsum dimitti, et interim .retro ad spinam verti,<text:line-break/>Verum non amplius mirum aliquid hujuscemodi videbi-<text:line-break/>tur, quum nobis exploratum jam sit, tendi quidem fur-<text:line-break/>sum et demitti manum, articuli, qui in humero est, et<text:line-break/>musculorum ipsum moventium actionem esse , extendi<text:line-break/>autem et flecti , brachii ad ulnam , . volvi ad pronum</text:p>
      <text:p text:style-name="P3">aut supinum, brachii ad radium. Quod autem spinam<text:line-break/>tangat, et motus manus in tali aclione a quatuor ar-<text:line-break/>ficulis simul motis fit, hoc modo, demisso quidem bra-<text:line-break/>chio, flexa autem ulna, circumducto vero radio in pro-<text:line-break/>num, converso autem carpo. Verum omnes sane per<text:line-break/>musculos agentes fiunt: atque inpraesentiarum non est<text:line-break/>dicendi tempus, a quo quis fiat; nam et in dissectio-<text:line-break/>ne musculorum , et in tractatione de usu partium,<text:line-break/>item in anatomicis administrati<text:span text:style-name="Default_20_Paragraph_20_Font"><text:span text:style-name="T3">o</text:span></text:span>nibus dicetur tum nu-<text:line-break/>merus omnium, tum motus partium, qui a singulis ipsis<text:line-break/>sit. Quod autem ad prop<text:span text:style-name="Default_20_Paragraph_20_Font"><text:span text:style-name="T3">o</text:span></text:span>situm confert, id hic tractat<text:span text:style-name="Default_20_Paragraph_20_Font"><text:span text:style-name="T3">u^<text:line-break/></text:span></text:span>repetit, nihil mirum esse, quomodo, quum unus modus<text:line-break/>sit m<text:span text:style-name="Default_20_Paragraph_20_Font"><text:span text:style-name="T3">o</text:span></text:span>tus ipsis musculis , adeo varie membra figuret.<text:line-break/>Nam quod unusquisque trahit ad fe ipsum partem, in<text:line-break/>quam inferitur, alter ex dextris ad sinistra circumagere,<text:line-break/>alter ex sinistris ad contraria poterit; sic et alius flectit,<text:line-break/><text:span text:style-name="Default_20_Paragraph_20_Font"><text:span text:style-name="T1">allus </text:span></text:span>extendit. Quid igitur mirum est, quum multi mssa</text:p>
      <text:p text:style-name="P3">sculi per multos articulos simul agant, admodum variam<text:line-break/>membrorum ess<text:span text:style-name="Default_20_Paragraph_20_Font"><text:span text:style-name="T3">d</text:span></text:span> figuram? Nam qui in caput brachii in-<text:line-break/>feruntur, surs<text:span text:style-name="Default_20_Paragraph_20_Font"><text:span text:style-name="T3">u</text:span></text:span>m tendunt ipsum; cubiti os vero exten-<text:line-break/>dunt, qui in cubit<text:span text:style-name="Default_20_Paragraph_20_Font"><text:span text:style-name="T3">o</text:span></text:span> sunt foris in ipsum ancona finientes;<text:line-break/>radium vero ad pronum, qui intus in cubito sunt, quasi<text:line-break/>obliquum circumducunt; carpum extendunt, qui in cu-<text:line-break/>bito <text:span text:style-name="Default_20_Paragraph_20_Font"><text:span text:style-name="T3">s</text:span></text:span>unt, in ipsum extrinsecus desinentes; porro unus-<text:line-break/>quisque digitorum ab internis tendonibus flectitur. Quod<text:line-break/>si digiti omnes sint flexi, t<text:span text:style-name="Default_20_Paragraph_20_Font"><text:span text:style-name="T3">o</text:span></text:span>ta figura manus iis, qui in<text:line-break/>pancratio ipsam protulerint, similis potissimum fiat. Si<text:line-break/>autem brachium quidem sursum tensum fuerit mediocriter,<text:line-break/>cubitus vero exacte ad supinum sit extensus, radium vero<text:line-break/>musculi in cubito foris constituti reflectant, et carpus<text:line-break/>una cum digitis extensus sit, figura totius manus similis<text:line-break/>extendentibus eam causa recipiendi aliquid fiet. Quod<text:line-break/>quum ita habeat, si caeteris servatis solum supinum sub-<text:line-break/>mutes, constituasque medium inter exacte supinum et</text:p>
      <text:p text:style-name="P3">pronum, totam formam manus talem efficies, qualis ma-<text:line-break/>xime fit jaculantibus , quum telum jecerint, ut inquit<text:line-break/>Hippocrates. Sic quoque et in singulis figuris totius ma-<text:line-break/>nus non difficile est invenire singulorum a<text:span text:style-name="Default_20_Paragraph_20_Font"><text:span text:style-name="T3">x</text:span></text:span>liculorum con-<text:line-break/>stitutionem, modo illius memineris, quod unusquisque<text:line-break/>musculorum, dum tenditur, ad fe ipsum trahit partem,<text:line-break/>in quam inseritur. Hoc enim pacto omina manus opera<text:line-break/>luctantibus, sagittas evibranlibus, fabricantibus, et quod-<text:line-break/>cunque aliud agentibus invenies a musculis, qui in ipsa<text:line-break/>sunt, perfici. Hoc igitur jam mihi videtur clarum esse,<text:line-break/>nec pluribus verbis indigere.</text:p>
      <text:h text:style-name="Heading_20_2" text:outline-level="2">Cap. VII. </text:h>
      <text:p text:style-name="P9">Quod autem nondum dictum est, et id-<text:line-break/>circo obscurum adhuc est, dicendum deinceps, videlicet<text:line-break/>neque omnem manus motum actione fieri musculorum,<text:line-break/>neque omnem immobilitatem quiete. Nam et motum<text:line-break/>aliquem possibile est invenire omnibus musculis, qui iu<text:line-break/>ea sunt, cessantibus ab actione, et quandam quietem<text:line-break/>quam plurimis agentibus. Picatur autem prius de motu.</text:p>
      <text:p text:style-name="P3">Sed ut clarior formo sit, recordemur primum in omni<text:line-break/>corpore horum duorum motuum, qui quidem inter fe<text:line-break/>funt affines, sied non similiter fiunt; vocatur autem alter<text:line-break/>ipsiorum reclinatio, alter decidentia; et reclinare quidem<text:line-break/>fit voluntarie, decidere cautem non sponte; reclinare rgi-<text:line-break/>tur musculorum actione perficitur, et ideo opus est <text:span text:style-name="Default_20_Paragraph_20_Font"><text:span text:style-name="T3">s</text:span></text:span>pon-<text:line-break/>taneum animalis; decidere autem non est opus, <text:span text:style-name="Default_20_Paragraph_20_Font"><text:span text:style-name="T3">s</text:span></text:span>ed affe-<text:line-break/>ctus praeter voluntatem, et musculo nuHo agente indiget:<text:line-break/>sufficit enim solum omnes musculos a tensione quiescere<text:line-break/>permittentes gravitati corporis, quo vergat, ferri. Hac<text:line-break/>quidem ratione decidere et reclinare differunt; eaderm.<text:line-break/>que et deorfum ferri manum et demitti. Deorfum<text:line-break/>enim fertur, cessantibus musculis omnibus, qui in ea funt,<text:line-break/>et corporibus ab innata gravitate deorsum tractis ; demit-<text:line-break/>titur autem, musculis, qui in ala <text:span text:style-name="Default_20_Paragraph_20_Font"><text:span text:style-name="T3">s</text:span></text:span>unt, ad fe ipsos tra-<text:line-break/>Lentibus brachium. Tertius igitur hic motus inventus<text:line-break/>est musculorum praeter duos antea dictos; illorum enim</text:p>
      <text:p text:style-name="P3">asser, secundum quem agunt, in fe ipsos erat contractio,<text:line-break/>alter vero, secundum quem cessant, dum ab oppositis<text:line-break/>mufculis extenduntur, non erat quidem ipsis insitus, s<text:span text:style-name="Default_20_Paragraph_20_Font"><text:span text:style-name="T3">e</text:span></text:span>d<text:line-break/>fecundum aliquod accidens factus erat; at qui nunc in-<text:line-break/>ventus est, nulia in re istis similis est, neque enim in<text:line-break/>ipfo contrahitur neque extenditur ulius musculus. Nu<text:span text:style-name="T14">n</text:span><text:line-break/>quid igitur nec penitus movetur? atqui fieri non potest,<text:line-break/>ut, quum totum membrum deorsum feratur, musculus, qui<text:line-break/>est pars membri, immobilis maneat; quare movetur quidem<text:line-break/>tunc, n<text:span text:style-name="Default_20_Paragraph_20_Font"><text:span text:style-name="T3">o</text:span></text:span>n tamen extenditur, neque contrahitur. Quis<text:line-break/>igitur modus ipsi motus? qualis videlicet et ossibus, neque<text:line-break/>enim haec extensa et con<text:span text:style-name="Default_20_Paragraph_20_Font"><text:span text:style-name="T3">t</text:span></text:span>racta simul circumferuntur<text:line-break/>cum membris, fed ita moventur, ac si aliquod inanime<text:line-break/>corpus ipsis aliigares. Quoniam igitur ex molibus con-<text:line-break/>tractio quidem musculi est tanquam instrumenti animae<text:line-break/>actio , extensio autem tanquam instrumenli quidem , non<text:line-break/>tamen actio, <text:span text:style-name="Default_20_Paragraph_20_Font"><text:span text:style-name="T3">s</text:span></text:span>ed simpliciter motus, qui modo propositus<text:line-break/>est tersius motus neque ut viventibus quidem musculi^<text:line-break/>inest omnino, sed ut inanimatis ac penitus ex fo ipsis</text:p>
      <text:p text:style-name="P3">imm<text:span text:style-name="Default_20_Paragraph_20_Font"><text:span text:style-name="T3">o</text:span></text:span>bilibus. Ad reliquum et quartum motum trans-<text:line-break/>gressi consideremus esiam modum ipsius , qui opp<text:span text:style-name="Default_20_Paragraph_20_Font"><text:span text:style-name="T3">o</text:span></text:span>situs<text:line-break/>quodam mod<text:span text:style-name="Default_20_Paragraph_20_Font"><text:span text:style-name="T3">o</text:span></text:span> tertio este videtur. Tertio enim modo<text:line-break/>motus musculi demonstrati <text:span text:style-name="Default_20_Paragraph_20_Font"><text:span text:style-name="T3">s</text:span></text:span>unt quiescere, quamvis mo-<text:line-break/>veantur; quarto autem demonstrabuntur agere, quamvis<text:line-break/>moveri nequaquam videantur. Fingamus enim, manum<text:line-break/>siursnm tensam esse, et deinde in hac figura servari; post<text:line-break/>interrogemus iterum nos ipsius, cur jam n<text:span text:style-name="Default_20_Paragraph_20_Font"><text:span text:style-name="T3">o</text:span></text:span>n deorsum<text:line-break/>feratur gravitate vergens ; ac deinde respondeamus , quod<text:line-break/>musculorum elevantium ipfam tensio permanet; prius<text:line-break/>igitur quam haec exolvatur perfecte, non est possibile<text:line-break/>manum transmoveri; cessantibus tamen a tensione, si<text:line-break/>nullus alius musculus tendatur, fed omnes quiescant, quo<text:line-break/>gravitas eam ducit, eo deseretur, si autem aliquis alius<text:line-break/>musculus ten<text:span text:style-name="Default_20_Paragraph_20_Font"><text:span text:style-name="T3">s</text:span></text:span>us sit, quo ille trahet, illuc movebitur. Mani-<text:line-break/>festum igitur, quod, dum manus tensa <text:span text:style-name="Default_20_Paragraph_20_Font"><text:span text:style-name="T3">s</text:span></text:span>ervatur, tensio<text:line-break/>mu<text:span text:style-name="Default_20_Paragraph_20_Font"><text:span text:style-name="T3">s</text:span></text:span>culorum, qui ip<text:span text:style-name="Default_20_Paragraph_20_Font"><text:span text:style-name="T3">s</text:span></text:span>am constituerunt, in eo statu con-<text:line-break/>servalur. Nunquid igitur dicendum est, eos agere qui-</text:p>
      <text:p text:style-name="P3">dem et tendi, fed non moveri? Atqui, si hoc verebimur<text:line-break/>dicere, non agere quidem eos dicendum; ab fur dum enim<text:line-break/>est fateri, eos agere fecundum innatam et maxime pro-<text:line-break/>priam actionem, moveri autem eos negare. Atqui non<text:line-break/>apparent moveri. Cur igitur non oportet etiam contraria<text:line-break/>ponere, etiamsi quam maxime ardua et distinctu dissi-<text:line-break/>cilis eorum sit pugna? Si enim argumentandi cupidi in<text:line-break/>contraria argueremus, male faceremus; quum autem non<text:line-break/>simus de numer<text:span text:style-name="Default_20_Paragraph_20_Font"><text:span text:style-name="T3">o</text:span></text:span> eorum, qui ideo movent dubitationes,<text:line-break/>ut nihil inveniatur, fed de iis potius, qui undique disi-<text:line-break/>genter idcirco considerant, ut exacte inveniatur, oportet<text:line-break/>alacriter omne, quod in controversiam venit, in medium<text:line-break/>proferre nihil formidantes^ Quia namque musculi agunt,<text:line-break/>ideo eos moveri dicimus; quia vero nec totum membrum,<text:line-break/>cujus pars fiunt, neque ipsi singillatim apparent moveri,<text:line-break/>propter hoc rurfus non audemus fateri, eos moveri.<text:line-break/>Quam igitur quispiam solutionem dubitationis inveniat?<text:line-break/>utrum eam, quam afferunt, qui supponunt motus Ionicos</text:p>
      <text:p text:style-name="P2">appellatos, an aliquam aliam meliorem? An ne de hoc<text:line-break/>quidem temere pronunciemus prius, quam accurate con-<text:line-break/>sideraverimus , quidnam tandem dicant? Inibi multo qui-<text:line-break/>dem melius hoc videtur esse.</text:p>
      <text:h text:style-name="Heading_20_2" text:outline-level="2">Cap. V1H. </text:h>
      <text:p text:style-name="P9">Atque jam ita agamus, et primum (ut<text:line-break/>certe illi docent) sic sermo procedat. Inteliigamus, trahi<text:line-break/>aliquod ^corpus inanimatum, ut puta lapidem aut li-<text:line-break/>gnum, ah aliquo; rursus consideremus, ah altero quodam<text:line-break/>ad contraria hoc idem iterum retrahi, vincere tamen<text:line-break/>robore priorem tractum, et propter hoc sequi illum cor-<text:line-break/>pus , multo autem minus , quam si a nullo in contrarium<text:line-break/>traheretur ; tertiam autem constitutionem hujuscemodi<text:line-break/>corpori afferamus, quando videlicet aequis viribus in<text:line-break/>contraria tenditur. Non igitur prima quidem constitutio<text:line-break/>movit ipsiun uno motu, quanto vires moventis poterant,<text:line-break/>et in tantam coëgit distantiam progredi , in quantam id,<text:line-break/>quod movet, potuit ducere; secunda autem tanto mistos<text:line-break/>rem; distantiam priore effecit, quanto alterum moventium</text:p>
      <text:p text:style-name="P2">in contrarium attraxit id, quod movetur; tertia constitutio,<text:line-break/>quantum alter motuum trahebat prorsum, tantum alter<text:line-break/>retrahens retrorsum in eodem loco corpus manere coegit,<text:line-break/>non ut penitus immobile. Manet enim et hoc in eodem<text:line-break/>perpetuo, sed non similiter illi; hoc, quia nequaquam<text:line-break/>movetur ; illud, quia dupliciter, velut qui adversus cursi.Im<text:line-break/>fluvii natat. Hic enim, si viribus aequalis sit vehemen-<text:line-break/>tiae cursus, in eodem femper permanet loco, non tan-<text:line-break/>quam is, qui nullo pacto movetur, sed prorsum proprio<text:line-break/>motu fertur tantum, quantum externo retrorsum rapitur.<text:line-break/>Nihil autem obfuerit rem ita obscuram pluribus exemplis<text:line-break/>, explicari. Sit aliqua avis in sublimi, quae in eodem<text:line-break/>loco manere videatur; utrum dicendum est, hanc immo-<text:line-break/>bilem esse, ceu si suspensa superne fuerit, an moveri ad<text:line-break/>superiora tantam, quantum gravitas corporis eam d eor-<text:line-break/>sum duxerit? Mihi fane hoc verius esse videtur; nam si<text:line-break/>ipsam privaveris anima, vel vigore musculorum, celeri-</text:p>
      <text:p text:style-name="P2">ter ad terram deferri cernes: quo manifestum, connatam<text:line-break/>lationem gravitati corporis deorsum aequalem ad Lupe-<text:line-break/>riora lationi vigore animi ^esse<text:span text:style-name="Default_20_Paragraph_20_Font"><text:span text:style-name="T3">e</text:span></text:span> Utrum igitur in omni-<text:line-break/>bus hujusmodi constitutionibus alias deorsum, alias fur-<text:line-break/>sum corpus feratur contraria vicissim patiens, quod au-<text:line-break/>tem celeres et momentaneae fiunt mutationes et motus<text:line-break/>in brevissimis spatiis ferantur, in eodem loco manere<text:line-break/>videatur, an vere unum locum perpetuo obtineat, non<text:line-break/>est praefentis temporis disserere, nam in naturalibus de<text:line-break/>motu disputationibus^ ejusmodi scrutari est aequius, sed<text:line-break/>sufficit in praesenti hoc inventum esse, quod ea actionis<text:line-break/>species fiat, quam sive tonicam sive aliter appellare<text:line-break/>velis, nihil intererit; quam cognoscere, cujusmodi sit, est<text:line-break/>fassus, ne musculi videantur esse otiosi, quum manus<text:line-break/>sursum est tensa. Quatuor igitur omnino doctrinae mo-<text:line-break/>tuum fiunt in musculis; nam aut contrahuntur, aut ex-<text:line-break/>tenduntur, aut tranSscruntur, aut tensi manent: est au-</text:p>
      <text:p text:style-name="P3">tem ejusdem generis quarta doctrina cum prima, ambae<text:line-break/>enim actiones musculi sunt. Quum autem mufculum<text:line-break/>mortuum, qui non est amplius particeps animalis vigoris,<text:line-break/>totum incidentes per transversum, ad suos fines contrahi<text:line-break/>conspiciamus., videbitur utique non immerito hoc esse<text:line-break/>officium confutationis corporis ipsius. Atqui si corpus<text:line-break/>musculi in seipsum contrahi natum est, qlos dius adhuc<text:line-break/>^rrt animalis facultatis ipsum moventis, . nisi ad hoc, ut<text:line-break/>musculi mutuo motibus cedant? Nam si, quod .uterque<text:line-break/>facere natus erat, id -ageret perpetuo, nihil certe prohi-<text:line-break/>beret corpus obnoxium .semper esse affectui, qui tetanus<text:line-break/>nuncupatur; quin enim aliud tetanus est, quam .quum<text:line-break/>partos invitae Incontraria retrahuntur a musculis oppo-<text:line-break/>autem id non fiat, aliquis forte facultatem ani-<text:line-break/>mae.caufelur, dicatqu e, Iubere ipsam musculis otium age-<text:line-break/>re,, cum oppositos ipsis moveri oporteat. Verum si id<text:line-break/>fatebimur, primum quidem contraria iis, quae antea di-<text:line-break/>cta sunt, dicemus: non enim amplius musculos moveri</text:p>
      <text:p text:style-name="P3">ab animali vigore, fed potius non moveri concedemus;<text:line-break/>tum multa<text:span text:style-name="Default_20_Paragraph_20_Font"><text:span text:style-name="T3">s</text:span></text:span> quae in ipsis apparent; ^habebimus sibi ipsis<text:line-break/>adversantia: Primum fane et maximum, quod nervo<text:line-break/>perveniente ad musculum, qui intus est, abscisso statim<text:line-break/>musculus ille extensus videtur si ac semper in extensione<text:line-break/>manere. Oportet enim, si modo contractio quidem con-<text:line-break/>hata est ejus corpori, extensio autem anima jubente sic-<text:line-break/>bat, extensionem perire potius, quam contractionem,<text:line-break/>quando is, cui nervus abscissus est, musculus a commu-<text:line-break/>nione cum principio est fejunctus : nunc vero contrario<text:line-break/>modo fe habet , contrahitur siquidem isse , cui non est<text:line-break/>abscissus nervus <text:span text:style-name="Default_20_Paragraph_20_Font"><text:span text:style-name="T3">p</text:span></text:span> qui autem illi est contrarius, extendi-<text:line-break/>tur. Oportebat autem non <text:span text:style-name="Default_20_Paragraph_20_Font"><text:span text:style-name="T3">P</text:span></text:span>olum ejus, cui nervus ab-<text:line-break/>scisses est , extensionem perire , fed ct ejus , cui non est<text:line-break/>abscissus, ambo conservari, et extensionem et contra-<text:line-break/>titionem, si modo extendi quidem a nervo, contrahi ve-<text:line-break/>ro a fe ipsis musculi habent. Quomodo igitur et hujus<text:line-break/>dubitationis solutionem habebimus? Ex ipsa rerum di-<text:line-break/>veritate oportet et hic discrimen invenire et motus</text:p>
      <text:p text:style-name="P3">corporis musculorum i et facultatis, quae ipsis utitur.<text:line-break/>Quod igitur est discrimen? Abscisso musculo externo aut<text:line-break/>tensione statim partem flecti, tametsi flectere ipsam no-<text:line-break/>limus. At a quo flectitur? . (neque enim id praeterire<text:line-break/>oportet) ab ipfo scilicet musculorum internorum corpore<text:line-break/>in fe ipsum natura considente. Quod si flexio . partis non<text:line-break/>est voluntatis nostrae, quonam pacto fieri dicatur ab ansa<text:line-break/>mali facultate? Ut igitur , discas, quis sit facultatis pro-<text:line-break/>prius motus, jubeto hominem conari partemlaesam im-<text:line-break/>pensius flectere: videbis sane evidenter ipsam flecti. Ruror<text:line-break/>SHS jubeto exolvere voluntatium motum. flectendi: videbis<text:line-break/>certe iterum. eam extendi, quousque .primam flexionem<text:line-break/>resumat, ad quam deducta est absque yolunsario conatu.<text:line-break/>Ex his enim, quae apparent, evidenter intelligi potest,<text:line-break/>quod in exactam et perfectam flexionem nunquam. cor-<text:line-break/>pus musculi ex fe ipso pervenire posset, nisi ab animali<text:line-break/>facultate adiuvaretur. Frustra igitur, forte quispiam dicet,<text:line-break/>corpus musculorum ed natufo, ut contrahi possit, factum</text:p>
      <text:p text:style-name="P3">esse, quum ab anima id ipsum perfectius ac melius<text:line-break/>efficiat. Sed qui hoc dicet, unus ex iis est, qui de<text:line-break/>nullo pronunciare, fed de omnibus dubitare, ut ipsi lu-<text:line-break/>quunfur, solent; quem libenter percunctarer, an partem,<text:line-break/>quae nata est extendi, putet aptissimum instrumentum<text:line-break/>potentiae, cujus officium est cogere, an contra. Equin<text:line-break/>dem ne excogitare quidem possum, quonam pacto quis<text:line-break/>instrumentum ineptius ad motam construxisset, quam si<text:line-break/>ipsum ad contraria voluntati moventis vergens fecisset;<text:line-break/>quod si hoc est ineptum, contrarium profecto est aptissi-<text:line-break/>mum omne quod ex Te ipso inclinat, quo moturum velit.<text:line-break/>Quum igitur facultas animalis festinet musculum ad pro-<text:line-break/>prium principium trahere, structura ad hoc apta ipsi fuit.<text:line-break/>Hoc quidem. tale esu</text:p>
      <text:h text:style-name="Heading_20_2" text:outline-level="2">Cap. IX. </text:h>
      <text:p text:style-name="P9">lliud vero quis justius quaerat dubitet-<text:line-break/>que, curnam olnnino. proprium motum dixerimus esse<text:line-break/>corpori musculi extremam contractionem, quum et post<text:line-break/>perfectam extensionem contrahatur, et post extremam</text:p>
      <text:p text:style-name="P3">contractionem extendatur. Aut enim neutrum ipsi motum<text:line-break/>proprium esse dicendum, fed casu ^aliquo fieri, aut utros-<text:line-break/>que similiter proprios esse existimandum esu An, quod<text:line-break/>plurimum quidem recedit a perfecta extensione, parum<text:line-break/>vero a perfecta contractione, idcirco magis propria ei<text:line-break/>contractio putanda est? Quum enim duo .sint (ut sic<text:line-break/>dixerit aliquis) in figuris excessus, videlicet summa ex-<text:line-break/>tensio et perfecta contractio ; si non magis proprium<text:line-break/>esset corpori musculi contrahi, quam extendi, mediam<text:line-break/>amborum figuram exacte funderet, <text:span text:style-name="Default_20_Paragraph_20_Font"><text:span text:style-name="T3">s</text:span></text:span>emperque ad eam di-<text:line-break/>missus tenderet ; nunc vero non apparet^, accedit enim<text:line-break/>propius ad perfectam membri flexionem quam exten-<text:line-break/>fionelll. . Verum si hoc concedatur ac dicatur, ut fano<text:line-break/>aequum est concedi et dici, (apparet enim ita habere,)<text:line-break/>adhuc videtur mihi considerandum esse, cur, extrema<text:line-break/>flexione membri voluntaria facta, quum ipfam folveri-<text:line-break/>mus, parum discedere musculus appareat, paulatimque<text:line-break/>quodammodo extendi ; id enim haudquaquam erat necesse,</text:p>
      <text:p text:style-name="P4">siquidem natura ipsius corporis ad contractionem vergit.<text:line-break/>Quas vero ad hoc rationes adducere po<text:span text:style-name="Default_20_Paragraph_20_Font"><text:span text:style-name="T9">ssim</text:span></text:span>us , in medio<text:line-break/>ponatur considerandum feritatis amatoribus; ut, si quidem<text:line-break/>recte demonstraverimus, neque ipsi <text:span text:style-name="Default_20_Paragraph_20_Font"><text:span text:style-name="T9">falli</text:span></text:span> appareant, to-<text:line-break/>tum jam propositum inventum esse dicamus ; sta id mi-<text:line-break/>nus, saltem, quum plurima quidem partim jam invene-<text:line-break/>rimus, partim^ vero. alia diligenter simus perscrutati,<text:line-break/>alius quis et alius, quod deest, inveniat. Ut autem<text:line-break/>futurus siermo sit dilucidus , . aliqua similitudine est opus,<text:line-break/>quam non modo intelligere potes,, verum etiam, si vis,<text:line-break/>comparare. Duo enim ossa capiens cujusvis animalis, ad<text:line-break/>articulum <text:span text:style-name="Default_20_Paragraph_20_Font"><text:span text:style-name="T12">inter.se </text:span></text:span>conjuncta, duas catenas ex pluribus<text:line-break/>nervis connectens, aut conglutinato accurate, in quibus<text:line-break/>ego partibus ossium jussero, aut alligato. subeo autem<text:line-break/>conglutinare vel alligare , quo loco musculi ossibus in-<text:line-break/>Iërebantur:<text:tab/>Quum autem sit duplex modus insertionis</text:p>
      <text:p text:style-name="Normal">omnibus musculis, nihil obest, quominus utrumque ip-<text:line-break/>sorum per similitudinem imitemur. Conandum esit igitur<text:line-break/>clare interpretari duplicem hunc modum; non enim re-</text:p>
      <text:p text:style-name="P3">cte quis ipsinn imitetur, nisi exacte noverit. Principium<text:line-break/>autem hoc orationi iustissimum fuerit. Quum ossa invi-<text:line-break/>cem coeant, ut articulus stat; alterum quidem ipsorum<text:line-break/>est, quod movetur, alterum vero veluti <text:span text:style-name="Default_20_Paragraph_20_Font"><text:span text:style-name="T3">P</text:span></text:span>edes quaedam<text:line-break/>ei, quod movetur, esit Tubfirmatum; quomodo cernis<text:line-break/>ostiorum cardines Te habere. Quare necessario manenti<text:line-break/>quidem cavitas, ei vero, quod movetur, devexitas adesis<text:line-break/>Vocatur autem cavitas et cotyle et praeterea glene, de-<text:line-break/>vexitas vero caput et condylos. Tanto autem cotyle,<text:line-break/>quam glene, cst profundior, quanto caput condylo est .<text:line-break/>longius; utrumque. enim utrique, velut cardini, locum<text:line-break/>aptum natura comparavit. Quum vero hoc modo bene<text:line-break/>haberent, quae movenda erant , multo adhuc aptius<text:line-break/>atque artificiosius eis conjunxit, quae motura erant. Nam .<text:line-break/>mufculos, instrumenta motuum, produxit quidem ex stm-<text:line-break/>periacentibus ossibus, in quibus sunt cotylae, inseruit<text:line-break/>autem in capita subiacentium, quae erant movenda; et<text:line-break/>per .stas intensos capitibus sur<text:span text:style-name="Default_20_Paragraph_20_Font"><text:span text:style-name="T3">s</text:span></text:span>um . tractis , simul cum eis</text:p>
      <text:p text:style-name="P3">totum membrum sursum trahitur. Quum autem alter<text:line-break/>ipsorum majns, alter vero minus os erat moturus, ma-<text:line-break/>gnitudinem musculor<text:span text:style-name="Default_20_Paragraph_20_Font"><text:span text:style-name="T3">u</text:span></text:span>m, qui moturi sunt, creavit pro-<text:line-break/>porlione parem moli movendorum ossium. Quare alii<text:line-break/>quidem jure ex ipsis capitibus aut c<text:span text:style-name="Default_20_Paragraph_20_Font"><text:span text:style-name="T3">o</text:span></text:span>ndylis superjacen-<text:line-break/>tiutsi ossium sunt ex<text:span text:style-name="Default_20_Paragraph_20_Font"><text:span text:style-name="T3">o</text:span></text:span>rti, alii vero paulo his inferius<text:line-break/>juxta cotylem aut glenen, sed non multum; parvi siqui-<text:line-break/>dem hoc pacto penitus fuissent, nec potuissent movero<text:line-break/>subjectum os. Haec quidem natura est <text:span text:style-name="Default_20_Paragraph_20_Font"><text:span text:style-name="T3">o</text:span></text:span>ssium c<text:span text:style-name="Default_20_Paragraph_20_Font"><text:span text:style-name="T3">o</text:span></text:span>njuncta-<text:line-break/>rutu inter sese articulis et musculorum ipsia moventium.<text:line-break/>Imitari autem eam recte possis, si catenam ex altero osi-<text:line-break/>siutst appendens ca parte, qua musculus enascebatur, ap-<text:line-break/>plices ejus alium finem in caput alterius ossium, quo mu-<text:line-break/><text:span text:style-name="Default_20_Paragraph_20_Font"><text:span text:style-name="T3">s</text:span></text:span>culus inserebatur, duo haec <text:span text:style-name="Default_20_Paragraph_20_Font"><text:span text:style-name="T3">o</text:span></text:span>bservans, nempe ut cras-<text:line-break/>filios catenae <text:span text:style-name="Default_20_Paragraph_20_Font"><text:span text:style-name="T3">s</text:span></text:span>atis sit movendo ac vehendo ossi subjccto,<text:line-break/>tum ne in excessibus figurarum catena sit tensa, scd ita<text:line-break/>fe habeat, quasi humi jaceret a nullo appensa. Sint igL</text:p>
      <text:p text:style-name="P3">tur duae catenae, quae loca occuparunt oppositorum mu-<text:line-break/>fculorum, qui extendere et flectere membrum nati sunt,<text:line-break/>utraque tunc penitus liberata a tensione, quando mem-<text:line-break/>brum extremam habet figuram , altera quidem externa,<text:line-break/>cum exacte est extensum, altera autem interna, cum<text:line-break/>flexum. His ita structis, ^manifestum, quod catenarum<text:line-break/>utraque a manibus^ nostris tracta in extremam extensio-<text:line-break/>nem aut flexionem ducit ossium constructionem; ipsae<text:line-break/>vero per fe ipsas dimissae, mediam figuram compositionis<text:line-break/>ossium ubi effecerint, postea quiescunt. Adhibere autem<text:line-break/>mentem oportet praecipue huic ipsi figurae; media. enim<text:line-break/>exacte haec est inter extensionem et . contractionem. Si<text:line-break/>tamen alteram catenarum incideris quidem. in aliquo,<text:line-break/>non autem abscideris totam , parum omnino ad alteram<text:line-break/>partein; mediae figurae transferes ossium constructionem:<text:line-break/>quod si penitus abscideris, impensius, non tamen ita, ut<text:line-break/>ad ultimam veniat figuram; extremae namque figurae<text:line-break/>non aliter fieri videntur, nisi quum catenas manibus <text:span text:style-name="Default_20_Paragraph_20_Font"><text:span text:style-name="T3">A</text:span></text:span>ra-</text:p>
      <text:p text:style-name="P3">has ad proprium principium. Eadem haec accidere et<text:line-break/>in mufculis evidenter cernuntur, quippe quum musculus<text:line-break/>catenae proportione respondeat, anima vero manui lito-<text:line-break/>venti ipsam; neutra enim catenarum absque manu ad<text:line-break/>extremam figuram constructionem ossium deducere potest,<text:line-break/>neque ullus mu<text:span text:style-name="Default_20_Paragraph_20_Font"><text:span text:style-name="T3">s</text:span></text:span>culorum absque animali impetu extre-<text:line-break/>mam flexionem aut summam extensionem partis efficere;<text:line-break/>privatis autem musculis quidem animali impetu, catenis<text:line-break/>vero manu, mediam videbis figuram ossium inter fe mu-<text:line-break/>tuo fieri. Quod si incideris musculum externum, flecti<text:line-break/>membrum ultra mediam figuram videbis, quemadmodum<text:line-break/>si catenam externam incidisses: pari modo, si musculum<text:line-break/>internum incideris, extendi partem plus medio videbis.<text:line-break/>Quaenam igitur causae funt tum horum tum aliorum<text:line-break/>omnium affectuum, qui musculis accidunt? Principium<text:line-break/>quidem omnium unum est, videlicet musculos perfectam<text:line-break/>habere contractionem in excedentibus figuris, quemad-<text:line-break/>modum in catenis habebat; reliquae autem omnes hanc</text:p>
      <text:p text:style-name="P3">Consequuntur Principium autem hinc pariter ostende-<text:line-break/>mus, non enim ex hypothesi quadam nobis incerta SU-<text:line-break/>mendum est ipfum, sied exquodam fymptomate, quod<text:line-break/>evidenter apparet in omnibus musculis. Quidnam au-<text:line-break/>tem est id? cujus certe ante meminimus, quod musculus<text:line-break/>tantum contrahitur, quum tendo abscissus a membri ca-<text:line-break/>pite fuerit, quantum motu voluntario incitatus in ex-<text:line-break/>tremam flexionem duxerit membrum; ostenditur enim<text:line-break/>manifeste hujusmodi apparere, musculum suapte natura<text:line-break/>in extremam contractionem progredi , quantum in sim-<text:line-break/>ctura corporis est positum. Quum enim solutus fuerit<text:line-break/>continuitate, quam habet cum osse obnitente, tunc, quasi<text:line-break/>vinculis solutus et perfecte liber factus, fuam ipsius na-<text:line-break/>turam ostendit, quamdiu vero a musculo ex opposito<text:line-break/>constrtuto pars retrahitur, qui et ipfe eandem naturam<text:line-break/>Labet, ut statim ad extremam contractionem festinet, al-<text:line-break/>ter mufculus ab altero aequaliter privatur coita ita fe</text:p>
      <text:p text:style-name="P3">ipsirm; atque ita accidit oppositorum in membris mnfcual ,<text:line-break/>lorum utrumque in dimidio contractionis laedi.- . Porro, t<text:line-break/>quod uterque quidem fua natura in extremam contractio-<text:line-break/>nem semper festinet, alligati autem sint e partibus oppo-<text:line-break/>sitis capili unius . ossis , omnino necesse est: membrum ae-<text:line-break/>quipollentibus molibus interceptum neutrum sequi. Neu-<text:line-break/>trum autem sequi idem est, ac si mediam haberet figu-<text:line-break/>ram extremorum ; Iliorum enim utrumque fiebat, altero<text:line-break/>ipsorum praevalente; extensio quidem,; externo, flexio<text:line-break/>vero, interno. Aequipollens igitur motos ipsius corporis<text:line-break/>musculorum fit, quando neuter tonum animalem habet<text:line-break/>auxiliarem, non aequipollens vero, quum alter solus<text:line-break/>dominatur. Quare necesse est vincat contractio illius .<text:line-break/>musculi, qui ab animali facultate adjuvetnr. Trium igior<text:line-break/>tur apparentium causas invenimus;, ab uno principio pro-<text:line-break/>fecti, quod ne ipsirm quidem ex hypothesi nostra, fed<text:line-break/>ex evidenter. apparentibus sumpsimus. Quod enim mu-<text:line-break/>sculi videntur accipere extremam contractionem, quum</text:p>
      <text:p text:style-name="P3">soluti fuerint vinculo , quo ad capita membrorum funt<text:line-break/>alligati, palam nobis factum est, eos fua natura quidem,<text:line-break/>quantum ad structuram eorum pertinet, perfecte contrahi,<text:line-break/>fed propter aliud quiddam impediri: quid autem esset,<text:line-break/>quod impediret, quaerentes, proximam causam vinculum<text:line-break/>invenimus; quo enim abscisso in extremum contraheban-<text:line-break/>tur, hanc causam priorem, cur non contraherentur, po-<text:line-break/>fuimus. Vinculum autem non simpliciter, quia vinculum<text:line-break/>est, idcirco prohibere invenimus, quo minus musculi<text:line-break/>contraherentur, fed quia inferitur in caput ossis, quod in<text:line-break/>contrarias partes tenditur, coque assecuti fumus causam<text:line-break/>ejus, quod fecundo loco apparet, videlicet quod mem-<text:line-break/>hra mediam figuram accipiunt, quum neuter musculorum<text:line-break/>ab animali facultate movetur. Tertium erat ad haec ap-<text:line-break/>parens, videlicet flecti et contrahi aut extendi tunc<text:line-break/>membrum, quum alterum duntaxat musculum voluntas<text:line-break/>movet; vinci enim interim alterum atque violenter cogi,<text:line-break/>ut simul cum toto membro extendatur. Age igitur prae-</text:p>
      <text:p text:style-name="P3">ter haec et aliorum omnium, quae apparent, causas<text:line-break/>recenseamus, ut, si sibi ipsi consentaneae fuerint, cre-<text:line-break/>damus ob id rationibus, quae de ipsis afferuntur, sicubi<text:line-break/>vero .dissideant vel in inno quovis, omnes similiter<text:line-break/>suspectas habeamus^ Sit itaque praeter dicta primum<text:line-break/>quidem hoc .evidens. <text:span text:style-name="Default_20_Paragraph_20_Font"><text:span text:style-name="T3">d</text:span></text:span> Abscisse namque externo musculo,<text:line-break/>ultra quidem mediam figuram deflectitur membrum, non<text:line-break/>tamen ad extremam; quanquam forte videbitur aequum<text:line-break/>esse, quum nullus amplius retrahat sin contraria muscu-<text:line-break/>lum internum, oportere eum in extremam venire ...con-<text:line-break/>tractionem. Sed. qui .ita sentit, oblitus est gravitatis, quae<text:line-break/>membro inest; quae perfectae contractioni musculi resistit?<text:line-break/>Nam et in similitudine, quam fecimus per catenas, simi—<text:line-break/>liber apparet accidere;. neque enim, istarum abscissa ex<text:span text:style-name="Default_20_Paragraph_20_Font"><text:span text:style-name="T3">A<text:line-break/></text:span></text:span>terna, reliqua contractio in extremum poterat venire^<text:line-break/>prius, quam abscinderetur os, quod ab ipsa movetur;<text:line-break/>quamdiu autem continuum erat, retrahebat ad fe spsunr<text:line-break/>catenam. Igitur quum esiam musculum internum quht<text:line-break/>totum fecuerit, membrum consistit in eo sita, qui est in-^</text:p>
      <text:p text:style-name="P3">ter mediam figuram et extremam extensionem; musculus<text:line-break/>enim externus non potest penitus extendere ipsum abs-<text:line-break/>que animali impetu. Quare et haec apparentia lis, quae<text:line-break/>antea dicta sunt, et sibi invicem sunt consentanea.</text:p>
      <text:h text:style-name="Heading_20_2" text:outline-level="2">Cap. X.</text:h>
      <text:p text:style-name="P9"><text:s/>Praeterea, quae ab Hippocrate scripta<text:line-break/>funt olim de omnibus figuris, quae in partibus sunt,<text:line-break/>nunc quoque ita se habere videntur. Nonne mirifice<text:line-break/>haec concordant? primum quidem, quod flectentes peni-<text:line-break/>tus quamcunque partem aut extendentes summe dole-<text:line-break/>mus; fecundum vero, quod media istarum figura minime<text:line-break/>dolorem affert; tertium, quod mutationem celerem in ex-<text:line-break/>tremis figuris appetimus; quartum, quod diutissime me-.<text:line-break/>diam figuram servamus, nuliam cupientes mutationem;<text:line-break/>quintum, quod hanc quoque mutare aliquando desidera-<text:line-break/>mus; sextum, quod omnis figura molesta est summe illi-<text:line-break/>becillis. Nam figurarum excessus merito dolorem afië-<text:line-break/>runt, nempe cum alter musculorum agat, alter praeter<text:line-break/>naturam extendatur; media vero istorum figura, et ab</text:p>
      <text:p text:style-name="P3">actione et a nimia tensione utrosque inhibens, merito<text:line-break/>est jucundissima. Quare et mutationem figurarum qui-<text:line-break/>dem, quae dolorem afferunt, celerem optamus, ejus vero,<text:line-break/>quae dolore caret, tardam. At cur omnino ipsam llill-<text:line-break/>tare desideramus, quamvis sine dolore sit? quia in hac<text:line-break/>esiam figura tensionem quandam musculi sustinent, mi-<text:line-break/>norem tamen, quam in omnibus aliis; eam autem dolore<text:line-break/>carere dicimus, non quia nullius penitus doloris sit par-<text:line-break/>ticeps, fed quia minimi, et ejus ferme insensibilis pro-<text:line-break/>p ter paucitatem; atque. ipsam mutari tum cupimus, dum<text:line-break/>paulatim congestus fit sensilis. Quod autem et in hac<text:line-break/>figura tensionem quandam musculi habeant, si eorum Ille-<text:line-break/>minimus, quae antea diximus , non amplius demonstra-<text:line-break/>tione egemus. Tendi enim eos diximus a membris, in<text:line-break/>quae inseruntur, ob eamque causam liberatos .ab illa ten-<text:line-break/>sione , quum tendo est sectus , contractionem fecundum<text:line-break/>naturam prompte resumere. Nunquam igitur ullus mu-<text:line-break/>siculus sine tensione est, ne quum. in mediis quidem fi-<text:line-break/>guris consistit; sed quod hanc quidem ut exiguam con-</text:p>
      <text:p text:style-name="P3">temnimus, alias vero ut vehementes ac violentas non<text:line-break/>ferimus, hanc quidem eligimus, ilias vero fugimus. Quum<text:line-break/>autem imbecilli summe fuerimus, ut An stomachicis et:<text:line-break/>cardiacis syncopis, tunc nec brevem tensionem ferimus,<text:line-break/>neque mediam figuram toleramus; quo fit, ut, quamvis<text:line-break/>impotentes simus ad motus, tamen alias alio projicia--<text:line-break/>mus partes, aliquam quidem consequi figuram dolore<text:line-break/>carentem optantes, sed nihil tale prorsus invenire po^<text:line-break/>tentes. Ut igitur, siquis nostrum cogatur lapidem aliquem<text:line-break/>non magnum ex cosso suspensum circumferre, robustus<text:line-break/>quidem absque molestia ferat, <text:span text:style-name="Default_20_Paragraph_20_Font"><text:span text:style-name="T3">e</text:span></text:span> imbecillus autem redditus<text:line-break/>statim tanquam onus deponere desideret, eodem modu<text:line-break/>et musculorum quisque. quasi quendam lapidem gestans<text:line-break/>appensum os, donec quidem validus est, contemnit; ple-<text:line-break/>rumque ne tantillum quidem gravitatem ejus sentiens,.<text:line-break/>quum autem imbecilius fuerit, tunc sentit et aegre fert,<text:line-break/>et quasi quoddam onus excutere cupiens alias aliam fi-<text:line-break/>guram appetit. Omnia igitur, quae musculis accidunt^</text:p>
      <text:p text:style-name="P3">omnibus convenire videntur, et communi principio o m-<text:line-break/>nia haerere, quo demonstrati sunt ex se quidem ipsis<text:line-break/>festinare semper in extremam contractionem , sied non<text:line-break/>posse hanc consequi, quod tum oppositos in ^contraria<text:line-break/>trahentes habeant, tum gravitatem ossium annexam.</text:p>
      <text:h text:style-name="P7" text:outline-level="1"><text:span text:style-name="Default_20_Paragraph_20_Font"><text:span text:style-name="T2">G</text:span></text:span><text:bookmark-start text:name="bookmark01"/><text:span text:style-name="Default_20_Paragraph_20_Font"><text:span text:style-name="T1">ALENI DE MOT</text:span></text:span><text:span text:style-name="Default_20_Paragraph_20_Font"><text:span text:style-name="T2">U</text:span></text:span><text:span text:style-name="Default_20_Paragraph_20_Font"><text:span text:style-name="T1"> M</text:span></text:span><text:span text:style-name="Default_20_Paragraph_20_Font"><text:span text:style-name="T2">U</text:span></text:span><text:span text:style-name="Default_20_Paragraph_20_Font"><text:span text:style-name="T1">SCVLOR</text:span></text:span><text:span text:style-name="Default_20_Paragraph_20_Font"><text:span text:style-name="T2">U</text:span></text:span><text:span text:style-name="Default_20_Paragraph_20_Font"><text:span text:style-name="T1">M</text:span></text:span><text:bookmark-end text:name="bookmark01"/><text:span text:style-name="Default_20_Paragraph_20_Font"><text:span text:style-name="T1"> </text:span></text:span>LIBER II.</text:h>
      <text:h text:style-name="Heading_20_2" text:outline-level="2">Cap. L </text:h>
      <text:p text:style-name="P10">Quum autem prima nobis ac veluti ele-<text:line-break/>menta musculorum motus demonstrata sint, addamus ip-<text:line-break/>sis jam quae defunt, ut nihil amplius desideretmsu sed<text:line-break/>possit, qui haec omnia accurate legerit, facile omne, quod<text:line-break/>de musculo propositum fuerit, invenire. Rursus igitur<text:line-break/>incipiamus a figuris, quae in partibus funt, in quibus<text:line-break/>superior liber desiit. Ac primum quidem mediam figu-<text:line-break/>ram proponentes dicamus, quod in hac necesse est du-<text:line-break/>plicem constitutionem inesse musculis , alteram quidem</text:p>
      <text:p text:style-name="P3">antea dictant, qua neuter oppositorum musculorum agit<text:span text:style-name="Default_20_Paragraph_20_Font"><text:span text:style-name="T3">T<text:line-break/></text:span></text:span>alteram <text:span text:style-name="Default_20_Paragraph_20_Font"><text:span text:style-name="T3">N</text:span></text:span>ero, quae nunc dicetur, in qua similiter utri-<text:line-break/>que agunt. Existit autem prior quidem quiescentibus,<text:line-break/>ut Hippocrates nominabat, reliqua vero, quum neque<text:line-break/>extendere neque flectere membrum alicui permittimus,<text:line-break/>ne fi maximam quidem vim afferat:. fit autem haec, op-<text:line-break/>positis musculis actionem tonicam nuncupatam habentibus.<text:line-break/>Sic autem, etsi prope mediam figuram utrinque mem-<text:line-break/>bmm constitueris , aeque utrisque musculis agere poteris;<text:line-break/>quum autem ad aliquam earum, quae excedunt, i figura-<text:line-break/>rum duxeris ipsum, caeteri musculi fatis esse. possunt<text:line-break/>actioni ejusmodi. Non obscurum autem est ne id qui-<text:line-break/>dem, quod in singulis.dictis figuris alias magis, alias mi-<text:line-break/>nus tonicam actionem. musculi obeunt; tum quod lisila<text:line-break/>dia figura cum tali actione neutra earum, quae excedunt;<text:line-break/>est inferior. Ne igitur mediam figuram simpliciter carere<text:line-break/>dolore dicamus, fed quae in quiete sit;, media namque<text:line-break/>figura cum intensione utrorumque musculorum, aequet^</text:p>
      <text:p text:style-name="P3">extremae, dolorem affert. Quum vero in ipsa quine<text:line-break/>media figura partim simpliciter sit, partim non simplici-<text:line-break/>ter, simpliciter q<text:span text:style-name="Default_20_Paragraph_20_Font"><text:span text:style-name="T3">u</text:span></text:span>idem media omnium membri catum<text:line-break/>excedunt figurarum; non simpliciter autem <text:s/>quae alterius<text:line-break/>oppositionis solius est. Quae quidem simpliciter media<text:line-break/>est, sine defatigatione, ut Hippocrates appellavit, l m su<text:line-break/>taxat fuerit; nulla tamen aliarum exacte est sine d<text:span text:style-name="Default_20_Paragraph_20_Font"><text:span text:style-name="T3">c</text:span></text:span>sati-<text:line-break/>gatione. Demonstratio autem ejus, quod dicitur, fieri<text:line-break/>possit maniscfta, quum prius nos statuerimus, et quae<text:line-break/>simpliciter sit media figura, et quae non sit ejusmodi.<text:line-break/>Fiet autem sermo, quo clarior sit, in manu tanquam<text:line-break/>exemplo. Quum igitur in ea extremae figurae q<text:span text:style-name="Default_20_Paragraph_20_Font"><text:span text:style-name="T3">u</text:span></text:span>atuor<text:line-break/>sint, prona, supina, summa extensio, ac flexio famma,<text:line-break/>quae quidem simpliciter media est, omnium istar<text:span text:style-name="Default_20_Paragraph_20_Font"><text:span text:style-name="T3">u</text:span></text:span>m est<text:line-break/>media; quae autem non simpliciter media est, unius est<text:line-break/>media utriusvis oppositionum; alia enim est extensionis<text:line-break/>extremae et flexionis, alia vero supinae et pronae<text:line-break/>media est. Figura igit<text:span text:style-name="Default_20_Paragraph_20_Font"><text:span text:style-name="T3">u</text:span></text:span>r supina manus est, quum con^<text:line-break/><text:span text:style-name="Default_20_Paragraph_20_Font"><text:span text:style-name="T3">a</text:span></text:span><text:span text:style-name="Default_20_Paragraph_20_Font"><text:span text:style-name="T1">ava </text:span></text:span>quidem ejus pars <text:span text:style-name="Default_20_Paragraph_20_Font"><text:span text:style-name="T3">s</text:span></text:span>ursum est, devexa autem deor-</text:p>
      <text:p text:style-name="P3">sum; prona vero huic contraria; media autem ambarum<text:line-break/>quum intrinsecus quidem sit concavum, extrinsecus an<text:line-break/>tem devexum , quumque <text:span text:style-name="Default_20_Paragraph_20_Font"><text:span text:style-name="T3">i</text:span></text:span>nfectus quidem est parvus di<text:line-break/>gitus aliis, os vero cubiti ossi radii. Haec certe medit<text:line-break/>figura potest quidem extensa perfecte manu, potest etiau<text:line-break/>flexa constare ; quemadmodum sane et alterius oppositio.<text:line-break/>nis media figura potest quidem constare, quum supina et<text:line-break/>manus, potest etiam, quum est prona; terminus aule<text:span text:style-name="Default_20_Paragraph_20_Font"><text:span text:style-name="T3">a<text:line-break/></text:span></text:span>illius figurae est ulna rectum angulum faciens ad bra^<text:line-break/>chium , et propter hoc ipfam appellant angularem, Ain<text:line-break/>dia itaque simpliciter ex concursu ambarum dictarum<text:line-break/>mediarum figurarum fit; aliae ver<text:span text:style-name="Default_20_Paragraph_20_Font"><text:span text:style-name="T3">o</text:span></text:span> mediae quatuor quse<text:line-break/>dem erunt universae, sed nulla ipsarum simpliciter me^<text:line-break/>dia toti<text:span text:style-name="Default_20_Paragraph_20_Font"><text:span text:style-name="T3">u</text:span></text:span>s membri erit, sed unius duntaxat oppositionis<text:line-break/>u.ut enim extensionis et contractionis fotum erit media<text:line-break/>aut l<text:span text:style-name="Default_20_Paragraph_20_Font"><text:span text:style-name="T3">u</text:span></text:span>pinae et pr<text:span text:style-name="Default_20_Paragraph_20_Font"><text:span text:style-name="T3">o</text:span></text:span>nae. At quoniam utraque ipsarum<text:line-break/>duplex fit juncta vicissim excessibus reliquae oppositionis<text:line-break/>Iic necesse est quatuor omnino fiant. ln unaquaque au.</text:p>
      <text:p text:style-name="P3">tem ipsarum aliud quidem commune est omnium, aliud<text:line-break/>vero proprium cujusque. Comm<text:span text:style-name="Default_20_Paragraph_20_Font"><text:span text:style-name="T3">u</text:span></text:span>ne quidem, quod om<text:line-break/>nino unum aliquod genus m<text:span text:style-name="Default_20_Paragraph_20_Font"><text:span text:style-name="T3">u</text:span></text:span>sculorum agit, reliqua vero<text:line-break/>tria tenduntur quidem per accidens, non autem agunt.<text:line-break/>Proprium vero cujusque, angularis quidem et pronae<text:line-break/>est, ut agant quidem ii musculi, qui intro convertunt os<text:line-break/>radii, alii autem omnes quiescentes tendantur; caeterum<text:line-break/>angularis quidem, sed lupinae est proprium, ut, qui ex-<text:line-break/>Ira circumducunt, agant, reliqui vero quiescentes tendant<text:line-break/>tur; eodem autem modo et in media inter pronam et<text:line-break/>supinam, cum summa quidem extensione <text:span text:style-name="Default_20_Paragraph_20_Font"><text:span text:style-name="T3">s</text:span></text:span>oli extendeu-<text:line-break/>tes ut agant, est proprium, cum flexione vero sol i fle-<text:line-break/>utentes, cum caeteri omnes otiosi quidem sint, test teu-<text:line-break/>dantur.</text:p>
      <text:p text:style-name="P1">Cap. II. Ut autem perspecta claraque fit oratio,<text:line-break/>scire prius op<text:span text:style-name="Default_20_Paragraph_20_Font"><text:span text:style-name="T3">o</text:span></text:span>rtet, a quibus musculis, et quomodo lu<text:line-break/>habentibus , et qualem articulum moventibus, quatuor<text:line-break/>isti manus motus perficiantur. Est igitur brachium pars<text:line-break/>totius manus maxima; termini autem ipsius inferne qui-</text:p>
      <text:p text:style-name="P3">dem articulus, qui in flexu cubili est, (cubitum autem<text:line-break/>vocamus, cui innitimur, ut inquit Hippocrates ,) superne<text:line-break/>autem rursus humeri articulus. Altera autem pars totius<text:line-break/>manus oblonga nec minima post brachium est, quam ul-<text:line-break/>nam appetant; terminatur autem et linitur, qua brachio<text:line-break/>quidem continua est, per articulum, qui in flexu cubili<text:line-break/>est, qua autem carpo, convertitur rursus per ipsum. In<text:line-break/>brachio sane unum os apparet magnum, nec non rotun-<text:line-break/>dum, nominatum eodem nomine, quo pars. In ulna<text:line-break/>vero quum duo sint osia, alterum quidem ejusdem nomi-<text:line-break/>nis est cum tota parte, alterum radius appellatur; dear-<text:line-break/>ticulantur autem ambo ad brachii oram inferiorem , ulna<text:line-break/>quidem, ubi medius locus condylorum brachii est, radius<text:line-break/>vero externum brachii ipsius condylum amplectitur in<text:line-break/>glenen desinens, atque circum ipsum veluti axem quen-<text:line-break/>dam dum vertitur, manus conversiones regit; intro qui-<text:line-break/>dem dum circumagit, prona figura manus, extra vero,<text:line-break/>supina sequitur; extendere autem ct flectere manum</text:p>
      <text:p text:style-name="P3">dearticulationis uluae ad brachium est actio. Exacta<text:line-break/>autem adeo ossium compositio nesicio si cui aliorum<text:line-break/>articulorum Tanta insit:- brachli enim ora inferior dilatata<text:line-break/>nodis circumscribitur, ulua vero contra processus duos<text:line-break/>flexus faciens sibi invicem oppositos mediamque ipsorum<text:line-break/>cavitatem <text:span text:style-name="Default_20_Paragraph_20_Font"><text:span text:style-name="T3">C</text:span></text:span> litterae similem efficiens hac cavitate am-<text:line-break/>plectitur medium T ocum .condylorum brachii, similem ad<text:line-break/>unguem nuncupatis trochlearum rotulis. Quum igitur<text:line-break/>cavitas uluae circumfertur circa devexitatem brachii, ex-<text:line-break/>tendi atque flecti accidit toti membro. Ut autem in<text:line-break/>neutram partem inclinet, <text:span text:style-name="Default_20_Paragraph_20_Font"><text:span text:style-name="T3">s</text:span></text:span>ed <text:span text:style-name="Default_20_Paragraph_20_Font"><text:span text:style-name="T3">s</text:span></text:span>emper exacta dearliculatio<text:line-break/>maneat, supercilia mediae cavitatis causae fiunt, coarctans<text:line-break/>tia ulnae apophysies. Quum igitur anterior apophysis<text:line-break/>motus dux est, flectitur membrum, extenditur autem,<text:line-break/>quum posterior; terminus vero flexionis quidem, ut an-<text:line-break/>terrorem apophysim affirmet ad os r brachii, extensionis<text:line-break/>vero, .ut posteriorem. . Quum vero et brachii os curvum</text:p>
      <text:p text:style-name="P3">sit, et ulnae apophyseon utraque .oblonga, et ob hoc<text:line-break/>periculum esset, citius L quam oporteat, ossibus invicem<text:line-break/>congredientibus, ne membri motus prohiberetur, ex-<text:line-break/>fculpsit natura utrinque brachii os, in<text:span text:style-name="Default_20_Paragraph_20_Font"><text:span text:style-name="T4">i</text:span></text:span> cujus cavitates<text:line-break/>tantam ulnae coronae fe fe demittunt, quatenus extremam<text:line-break/>extensionem et flexionem . manus. esses .habitura. Quum<text:line-break/>autem major esset posterior uluae corone, multo .prosunt<text:line-break/>diorem eo loco cavitatem brachii fecit, ut propter pro-<text:line-break/>funditatem hoc loco tenue admodum os brachii sit, quod<text:line-break/>est inter cavitates; non Tamen perforavit .ipsum, quam-<text:line-break/>vis tenue esset, ne laxus undique t minusque. fumus esset<text:line-break/>articulus, neque musculorum mOtuS.nimli. , Si. vero per-<text:span text:style-name="Default_20_Paragraph_20_Font"><text:span text:style-name="T4">A<text:line-break/></text:span></text:span>foratum fuisset, flectere quidem retro .manum liceret^<text:line-break/>quae autem extensa ipsa firmiter . agimus,. haec , omnin<text:line-break/>longe pejus fierent, et utrorumque musculorum tensione^<text:line-break/>essent utique cum magno dolore; quum posteriores qui-<text:line-break/>dem ab animali facultate plus tendantur,- quam sint nall</text:p>
      <text:p text:style-name="P3">contrahi, anteriores vero eousque extendanlur, ut peri-<text:line-break/>culum .sit eos divelli: Talis profecto ars naturae ad de-<text:line-break/>articulationem exactam est.</text:p>
      <text:h text:style-name="Heading_20_2" text:outline-level="2">Cap. RI. </text:h>
      <text:p text:style-name="P10">Qualis autem situs musculorum ipfam mo-<text:line-break/>ventrum sit, (quorum causa et dearticulationis mensio..<text:line-break/>nem fecimus,) deinceps dicatur^ Duo quidem in parti-<text:line-break/>bus anterioribus brachii, duo vero in posterioribus orti<text:line-break/>sunt, validis aponeurosibus ulnae inserti. Incipiunt au-<text:line-break/>tem majores quidem eorum a capite brachii , minores<text:line-break/>vero multo inferius , ferunturque omnes quatuor recta<text:line-break/>ad uluam , et inferuntur in hunc ipsum maxime locum,<text:line-break/>unde oriri incipiunt coronae. Posterior sane pars ipfe<text:line-break/>ancon est, quem Athenienses quidem olecranum, Dores<text:line-break/>yero cubitum nuncupant. Anterior vero, ut dictum est,<text:line-break/>qua anterioris corones exortus est. Ab his igitur mu-<text:line-break/>fculis parte anteriore brachii et posteriore sitis ulnam<text:line-break/>attrahentibus extensio et flexio fit. Quatuor autem alii<text:line-break/>principia quidem habent ex ulna ex utraque parte cur-</text:p>
      <text:p text:style-name="P5">vitatis ad gibberum , duo quidem extrinsecus , duo vero<text:line-break/>intrin<text:span text:style-name="Default_20_Paragraph_20_Font"><text:span text:style-name="T3">s</text:span></text:span>ecus. Omnes autem quum sint obliqui, ossi radii<text:line-break/>inseruntur, ad finem quidem ipsius inferiorem (ubi de-<text:line-break/>articulatio est ad carpum) magni, in medio vero parvi;<text:line-break/>qui etiam ipsi, dum tenduntur, ad principia simul attra-<text:line-break/>hunt radium, et per hunc totam manum pronam qui-<text:line-break/>dem interni, <text:span text:style-name="Default_20_Paragraph_20_Font"><text:span text:style-name="T3">s</text:span></text:span>upinam externi efficiunt.. Quum igitur sic<text:line-break/>habeat natura musculorum moventium dearliculationes,<text:line-break/>quae in gibbero <text:span text:style-name="Default_20_Paragraph_20_Font"><text:span text:style-name="T3">s</text:span></text:span>unt, demonstremus jam propositum,<text:line-break/>quod in quatuor differentiis figurarum non simpliciter<text:line-break/>mediarum unum quidem genus musculorum <text:span text:style-name="Default_20_Paragraph_20_Font"><text:span text:style-name="T3">s</text:span></text:span>emper agit,<text:line-break/>omne autem aliud quiescit quidem ab actione, verum ex-<text:line-break/>tenditur. Primum igitur proponamus eam, quae etiam<text:line-break/>tunc primum dicta est, quam angularem et pronam<text:line-break/>vocabamus; in qua de musculis quidem moventibus ra-<text:line-break/>dium non est opus longiori <text:span text:style-name="Default_20_Paragraph_20_Font"><text:span text:style-name="T3">s</text:span></text:span>ermone, quod videlicet, qui<text:line-break/>quidem intus <text:span text:style-name="Default_20_Paragraph_20_Font"><text:span text:style-name="T3">s</text:span></text:span>unt, operantur, qui autem furiae otiosi ex-<text:line-break/>tenduntur; sed de musculis ulnam moventibus verbis</text:p>
      <text:p text:style-name="P3">pluribus, est opus, i nam prima imaginatione videbuntur<text:line-break/>habere exacte mediam constitutionem., su quod et angularis<text:line-break/>media est figura, non- tamen res ita diaboli . Si enim, ut<text:line-break/>angularem, t ita etiam figuram mediano inter supinam et<text:line-break/>pronam tota manus haberet, tunc vere media constitutio<text:line-break/>adesset ipsis ; sed quoniam ejusmodi non habet, necesse<text:line-break/>est, etsuos musculos, et alios omnes inverti, quantum<text:line-break/>tota manus discedit a. figura fecundum naturam; quantum<text:line-break/>autem musculi distorquentur, tantam, puto, circa devexi-<text:line-break/>tates ossium quasi fracti et flexi tenduntur et laborant.<text:line-break/>Nam media simpliciter figura, praeterquam quod nullum .<text:line-break/>musculum habeat neque agentem, neque qui violenter<text:line-break/>moveatur,^ ne aliud quidem eorum, quae .in membris<text:line-break/>funt, distorquet; unde ipsi et hoc tanquam praeter eae-<text:line-break/>tera maximum attestatus est Hippocrates; caeterae vero<text:line-break/>omnes, aliae magis, aliae minus, , inversos habent et<text:line-break/>musculos^ omnes al et tendones, et nervos <text:span text:style-name="Default_20_Paragraph_20_Font"><text:span text:style-name="T3">V</text:span></text:span> et ad haec<text:line-break/>etiam venas et arterias;^ <text:span text:style-name="Default_20_Paragraph_20_Font"><text:span text:style-name="T10">ί</text:span></text:span><text:span text:style-name="Default_20_Paragraph_20_Font"><text:span text:style-name="T13"> </text:span></text:span>omnia enim haec partim extra</text:p>
      <text:p text:style-name="P3">membra, partim intrin<text:span text:style-name="Default_20_Paragraph_20_Font"><text:span text:style-name="T3">s</text:span></text:span>ecus existunt. Ut igitur nata<text:line-break/>sunt, ita fe habentia haec servant figuram mediam inter<text:line-break/>supinam et . pronam. Harum autem utraque admodum<text:line-break/>omnia contorquet;^ prona namque (de qua primum pro-<text:line-break/>positum est dicere), quae fit supina, dum mu<text:span text:style-name="Default_20_Paragraph_20_Font"><text:span text:style-name="T3">s</text:span></text:span>culi ulnae<text:line-break/>externi agunt, tantam facit tensionem, ut ipsorum qui-<text:line-break/>dem capita extra membrum sint, ventres autem nomi—<text:line-break/>nati superne, insertiones vero -intus. Quod si violentius^<text:line-break/>adhuc manum circumvertas, alterum eorum musculum<text:line-break/>majorem, qui in finem radii inseritur, adeo videbis flu-<text:line-break/>xum esse circum membrum, ut ejus partium aliae foris,<text:line-break/>aliae intus, aliae superne, aliae deor<text:span text:style-name="Default_20_Paragraph_20_Font"><text:span text:style-name="T3">s</text:span></text:span>um appareant, ca-<text:line-break/>put quidem extra, venter autem nominatus superne,<text:line-break/>quod autem ultra hunc est, intus, inferius vero intortio;<text:line-break/>adeo violenter fractus est et flexus. Alii vero musculi,<text:line-break/>qui ïn brachio <text:span text:style-name="Default_20_Paragraph_20_Font"><text:span text:style-name="T3">s</text:span></text:span>unt, per quos extendere aut flectere<text:line-break/>manum possumus, multo quidem minus his caeterisque,<text:line-break/>qui in ulna simt, habent tamen aliquid et Ipsi centor-^</text:p>
      <text:p text:style-name="P3">sion.is. Eadem et in Lupinis figuris fiunt :i etenim et in<text:line-break/>his musculi quidem, qui. in ulna <text:span text:style-name="Default_20_Paragraph_20_Font"><text:span text:style-name="T3">s</text:span></text:span>unt , summe laborant,<text:line-break/>qui autem in brachio .sunt, simul laborant; -sed quum<text:line-break/>mediam inter supinam et .pronam efficientes figuram<text:line-break/>perfecte extendimus anti flectimus manum, .tunc laborant<text:line-break/>quidem valde musculi,, , qui in. hrachio ifnnL, simul autem<text:line-break/>cum<text:span text:style-name="Default_20_Paragraph_20_Font"><text:span text:style-name="T3">r</text:span></text:span> .ipsis laborant, qui sin iulita sunt. Sola igitur figura-,<text:line-break/>rum simpliciter media, cin nullius excessus participatio<text:line-break/>est Tn neutra oppositione, : exacte caret dolore,. caeterae.<text:line-break/>vero omnes quatuor partim minus, partim vero magis,<text:line-break/>omnese tamen funt doloriflcae. Unam quamque autem<text:line-break/><text:span text:style-name="Default_20_Paragraph_20_Font"><text:span text:style-name="T3">sps</text:span></text:span>arum, quantum discedens ab extrema constitutione du-.<text:line-break/>cis membrum ad Inediam., tanto minus dolorificum effi-,<text:line-break/>cies figuram. Omnino autem nulla doloris erit expers<text:line-break/>prius, quam ad mediam plane accesserit. Quare ex di-,<text:line-break/>ctis et hoc jam manifestum .est, quod huic mediae figu-<text:line-break/>rae soli omnium figurarum inest musculos. omnes perfecte.<text:line-break/>quiescentes praebere, .aliae autem omnes partim minus,</text:p>
      <text:p text:style-name="P3">partim vero magis, unum certe aliquod genus mufcu-<text:line-break/>lorum agens habent.</text:p>
      <text:h text:style-name="Heading_20_2" text:outline-level="2">. Cap. IV. </text:h>
      <text:p text:style-name="P10">Non igitur ne dormientes quidem omnes<text:line-break/>penitus otiosius mufculos habent; sed quicunque propter<text:line-break/>ebrietatem, aut defatigationem, aut infirmitatem virium,<text:line-break/>omnes corporis partes omnino exolventes, in sue diam<text:line-break/>eas figuram musculis reducere permiserunt, lu tantum<text:line-break/>perfecte .mufculos quiescentes habent. Non tamen in ex-<text:line-break/>tremis figuris ullam partem quivis potest habere , dum<text:line-break/>dormit; valida enim et vehementer intensa actione. mu-<text:line-break/>fcudorum ad hujusmodi indigemus; Quaecunque autem<text:line-break/>in medio sunt inter extremas et mediam figuram , in his<text:line-break/>ut plurimum <text:span text:style-name="Default_20_Paragraph_20_Font"><text:span text:style-name="T3">s</text:span></text:span>omnum capimus; in quacunque enim ta-<text:line-break/>lium constituens membrum musculi^. circa ipstum tonice<text:line-break/>agentibus. custodiam figurae commiseris, sic servant, adeo<text:line-break/>ut. fedentes saepe quidem dormi verint, et nonnulli deam-<text:line-break/>balantes. Et .hoc equidem audiens antea non credebam ;<text:line-break/>quum autem fuit opus aliquando per totam noctem iter</text:p>
      <text:p text:style-name="P3">facere; experientia rem^ ipsam edoctos, coactus sum cre-<text:line-break/>dero; ferme enim stadium integrum dormiendo et sinu-<text:line-break/>ista videndo peregi, nec prius excitatus sum, quam in<text:line-break/>lapidem imp egerim ; - et lid est profecto, quod non per-<text:line-break/>mittit dormientibus iter facere longum , quia non possunt<text:line-break/>exacte laevem viam nancisci. ld igitur Polis expertis<text:line-break/>credibile estr Caetera autem omnibus evidenter quotidie<text:line-break/>apparent, quae in iis, qui dormiunt sedendo , accidunt^<text:line-break/>Et ipforum quoque discumbentium pauci omnino exactam<text:line-break/>figuram in unaquaque parte habent. Qui autem in ma-<text:line-break/>nibus aliquid fervunt, hi quidem et valde tonicam<text:line-break/>actionem ostendunt^ manent enim eorum digiti exacte<text:line-break/>dilexi circa parvum t saepe corpus, aurum, aut lapidem,<text:line-break/>aut ^aliquem nummum. Quod autem inferiori maxrssae<text:line-break/>accidit-, nonne et id manifestum est? ^non enim ^discedit<text:line-break/>a superiore, nisi si ebrius aliquis, aut valde ignavus, aut<text:line-break/>summe defessus dormiat, Et ipfe quoque stertor propter<text:line-break/>hujtPsmodi fieri solet, relaxata quidem inferiore maxilla,</text:p>
      <text:p text:style-name="P3">supino autem jacente homine: etenim et id ip<text:span text:style-name="Default_20_Paragraph_20_Font"><text:span text:style-name="T3">s</text:span></text:span>um, vide-<text:line-break/>lioet supinum Iacere, signum est resolutionis; ob eamque<text:line-break/>caufam utique et Hippocrates utrumque damnat , et Tu-<text:line-break/>pinum jacere, et hiare dormientem, decubitus autem in<text:line-break/>alterum laterum laudat.. Cognoscere autem. maxime po<text:span text:style-name="Default_20_Paragraph_20_Font"><text:span text:style-name="T3">i-<text:line-break/></text:span></text:span>fes, quanta actio hujuscemodi decubilibus insit, si corpus<text:line-break/>hominis mortuum sic inclinaveris non enim ne mini-<text:line-break/>mo quidem tempore manebit, fed supinum aut pronum<text:line-break/>statim fiet, quocunque gravitate verget. ltaque etTupi-<text:line-break/>num jacere et hiare non absque actione stertendi aut<text:line-break/>exolutionis, aut ebrietatis, aut ignaviae <text:span text:style-name="Default_20_Paragraph_20_Font"><text:span text:style-name="T3">i</text:span></text:span>unt signa. ldeo<text:line-break/>rursus Hippocrates, quum omnes partes. jubeat luxatas<text:line-break/>et contritas in figuris dolore carentibus chirurgia per-<text:line-break/>tracsare, Cujusmodi; inquit, in inferiori maxilla hominis<text:line-break/>mediocriter biantis; qualis enim. in manu angularis. est<text:line-break/>figura, talis est in inferiori. maxilla mediocris .hiatus,<text:line-break/>haec enim est extremarum media. .Extremae igitur in-<text:line-break/>ferieris maxillae figurae <text:span text:style-name="Default_20_Paragraph_20_Font"><text:span text:style-name="T3">s</text:span></text:span>unt, tum quae maxime hi anti v<text:line-break/>bus, tum quae dentes invicem firmantibus fit; quarum</text:p>
      <text:p text:style-name="P3">ilia quidem a musculis, qui in mento et collo sunt, de-<text:line-break/>orsum trahentibus, altera autem ab iis, qui intra ma-<text:line-break/>xsslam ex palato oriuntur^ .et iis, qui temporales vocans<text:line-break/>tur, perficitur I. nisis forte et musculi masticatorii nun-<text:line-break/>cupali, .qui fiunt ad latera inferioris maxillae, actionem<text:line-break/>adjuvant; hoc enim alibi discutiemus. Verum mediocri-<text:line-break/>ter hiando media figura sit , omnibus dictis musculis<text:line-break/>quiescentibus. Caeterum et morientibus sponte sua ad<text:line-break/>hanc maxilla inferior merito accedit; omnes enim mu-<text:line-break/>ficini actione privantur. Manifestum igitur, quod, dum<text:line-break/>dormiunt non aperto ore, actio musculorum retrahentium<text:line-break/>maxillam conservatur;^ mulli vero extensius aut flexas<text:line-break/>ad unguem manus habentes vel etiam crura ido rmiuntj<text:line-break/>servantes etiam in his actionem tonicam. P Sed forte lon-<text:line-break/>gior sum, quum liceat in memoriam reducere, quae ma-<text:line-break/>xime in promptu sunt. Quis enim nostrum officium -este<text:line-break/>negabit scilicet eflluxiones superfluitatum per musculos</text:p>
      <text:p text:style-name="P3">custodiri.? Meatuum enim excretoriorum finibus ceu por-<text:line-break/>tis quibusdam custodes praesunt musculi praevalidi, nihil.<text:line-break/>permittentes extra ferri prius, quam ratio jusserit; quin,<text:line-break/>et hos in dormientibus videmus sinum officium. tabsque<text:span text:style-name="Default_20_Paragraph_20_Font"><text:span text:style-name="T3">r<text:line-break/></text:span></text:span>visio perficere. Et emittere aliquid superfluitatum invite,<text:line-break/>aut resolutis musculis fit, aut ratione depravata<text:span text:style-name="Default_20_Paragraph_20_Font"><text:span text:style-name="T3">; i</text:span></text:span> ut in<text:line-break/>phreniticis ,. aut .etiam ratione et musculis gravatis,. utI<text:line-break/>in. ebrietatibus;. ^oportet enim aut rationem non praeesse^<text:line-break/>aut mufculos agere <text:span text:style-name="Default_20_Paragraph_20_Font"><text:span text:style-name="T3">r</text:span></text:span> non posse, aut utraque. simul esse.<text:line-break/>laesa. Temeraria igitur sententia est, quae asserit, ani-<text:span text:style-name="Default_20_Paragraph_20_Font"><text:span text:style-name="T3">P<text:line-break/></text:span></text:span>nIam dormientium quiescere, nisi cessationem hanc non.<text:line-break/>perfectam quietem, fed quasi intermissionem quandam <text:span text:style-name="Default_20_Paragraph_20_Font"><text:span text:style-name="T3">r<text:line-break/></text:span></text:span>vigoris dicant; nam si hoc dinant,^ bene dicunt, ipsis que<text:line-break/>assentimur; non. enim Tensus expertes penitust. sunt. dor-;<text:line-break/>furentes^ <text:span text:style-name="Default_20_Paragraph_20_Font"><text:span text:style-name="T3">s</text:span></text:span>ed difficulter f<text:span text:style-name="Default_20_Paragraph_20_Font"><text:span text:style-name="T3">o</text:span></text:span>nti entes; cur .enim vocantes<text:line-break/>subaudiunt,^. et lumine importato exurgunt., et tangentes<text:line-break/>sentiunt^ Quod, si mihi ebrium dicas, nec,;. ubi terrarum</text:p>
      <text:p text:style-name="P3"><text:span text:style-name="Default_20_Paragraph_20_Font"><text:span text:style-name="T3">sit</text:span></text:span>, scientem, et eum, qui prae ignavia Epimenide pro-<text:line-break/>fundius dormiat, isti et prius, quam dormirent, prope.<text:line-break/>sicu<text:span text:style-name="Default_20_Paragraph_20_Font"><text:span text:style-name="T3">i</text:span></text:span>us expertes erant; et magis utique custodiam cujus-<text:line-break/>cunque rei permitteres viro frugi et strenuo dormienti,<text:line-break/>quam hujuscemodi vigilantibus; verumtamen et illi con-<text:line-break/>fervant multas actiones animales.</text:p>
      <text:h text:style-name="Heading_20_2" text:outline-level="2">Cap. V. </text:h>
      <text:p text:style-name="P10">Non igitur probabilis est oratio, quae af-<text:line-break/>sierit, actiones , quae fiunt dormientibus et profundiori<text:line-break/>siomno oppressis , omnes naturales esse : non enim in uni-<text:line-break/>verfum verum est hoc. Nonne transferunt et movent<text:line-break/>varie membra? nonne etiam dormientes loquuntur?. an<text:line-break/>et haec naturae opera dicent? At (dicet fortasse quis-<text:line-break/>piam) non assequimur mente ea fieri. Neque fane pal-<text:line-break/>pebrarum motui semper, neque, quum concionem habes,<text:line-break/>aut oras, aut disputas, adhibes mentem omnium partium<text:line-break/>molibus, neque, quum Athenas adis ex Piraeeo, omnibus<text:line-break/>particularibus crurum actionibus ; nam cogitabundi sae-<text:line-break/>pius imprudenter peregerunt iter, aut etiam praeterierunt</text:p>
      <text:p text:style-name="P3">locum, ad quem principio proficiscebantur. Utrum igitur<text:line-break/>ambulatio neque animae actio esu, neque motu volun-<text:line-break/>tario fit? aeque enim nos et ambulatio praesens videtur<text:line-break/>latere, et quae in somnis accidit, motus quidem partium,<text:line-break/>quae moventur , actio autem tonica earum , quae non<text:line-break/>moventur. Quare, quam caulam in vigilantibus dixeris,<text:line-break/>quod saepe noli animadvertunt sigillatim actiones, hanc<text:line-break/>esiam et ad dormientes et gravius oppressos transferre<text:line-break/>licet, nec amplius admirari, cur multa opera voluntario<text:line-break/>et his si.ant;. fed causa ignorantiae prompte pronunciare,<text:line-break/>nullum talium operum .voluntario fieri, vide ne temera-<text:line-break/>rium sili Quod si nullo certiore judicio hujuscemodi<text:line-break/>Iudicari queant, utrum ..voluntatis , an naturae sint actio-<text:line-break/>nes, quid aliud concluditur, quam nihil oportere de<text:line-break/>his pronunciare? atque aequum potius est de hujusmodi<text:line-break/>dubitare, quam temere decernere. Sed si habemus evi-<text:line-break/>dentissimum.- judicium de voluntariis actionibus, sicut certe<text:line-break/>habemus , pronunciemus confidenter., non fotum quodque-</text:p>
      <text:p text:style-name="P3">dictorum , verum etiam respirationem ipsam motu volun-<text:line-break/>tario fieri, nimirum quum et ipsa subjici j udi ci o videa-<text:line-break/>tur. Quid igitur est, quo iudicamus opera voluntaria?<text:line-break/>Multa tibi confido, non unum judicium me daturum,<text:line-break/>omniaque sibi invicem consentanea. Etenim si, quae<text:line-break/>fiunt, fedare p<text:span text:style-name="Default_20_Paragraph_20_Font"><text:span text:style-name="T3">o</text:span></text:span>tes quum vis, et quae non fiunt, facere,<text:line-break/>id est motus voluntarius. Si praeterea citius aut tardius,<text:line-break/>crebrius aut rarius ea faciendi potestatem habes, nonne<text:line-break/>omnibus modis manifestum est, actiones eas parere voluu-<text:line-break/>tali? Arteriae certe motum et c<text:span text:style-name="Default_20_Paragraph_20_Font"><text:span text:style-name="T3">o</text:span></text:span>rdis neque cohibere,<text:line-break/>neque excitare, neque crebriorem, neque rariorem, ne-<text:line-break/>que tardiorem, neque velociorem voluntas facere potest;<text:line-break/>idcirco ne animae quidem opera hujuscemodi este dicunt,<text:line-break/>sed naturae. Motum autem crurum in his omnibus ratio<text:line-break/>regit; nam et fedare, dum fit, et rursus excitare quic-<text:line-break/>luentem , et velociorem et tardiorem, et rariorem ac<text:line-break/>frequentiorem efficere potest. Haec eadem et respiratio-<text:line-break/>nis motu fiunt, quae actio quidem est diaphragmatis et</text:p>
      <text:p text:style-name="P3">musculorum thoracis, ut inita, quae de causis respiratio-:<text:line-break/>Ilia <text:span text:style-name="Default_20_Paragraph_20_Font"><text:span text:style-name="T3">s</text:span></text:span>cripsimus, demonstratur; animae .autem, non naturae,<text:line-break/>est opus, siquidem movere musculos animae officium est. t<text:line-break/>Non est autem aequum, in quibus causam non reperi-o<text:line-break/>mus, in ipsis discedere ab iis, quae evidenter apparent;<text:line-break/>evidentia certe sunt jmlicia actionum voluntariarum; cau-t<text:line-break/>sam autem non reperimus in iis, quorum particulares<text:line-break/>actiones non assequimur. Qui igitur evidentibus fidem<text:line-break/>abrogat, sensus est expers; qui vero de dubiis prompte<text:line-break/>pronuntiat, temerarius est; qui autem pr<text:span text:style-name="Default_20_Paragraph_20_Font"><text:span text:style-name="T3">o</text:span></text:span>pter obscurr-<text:line-break/>tatem, quae his inest, ea, quae etiam clara lunt.A habet.<text:line-break/>suspecta, de numero eorum est, qui dubitationibus oble-<text:line-break/>ctantur; porro qui non modo suspecta habet, verum<text:line-break/>esiam, quae clara sunt, propter obscuritatem dubiorum<text:line-break/>studet evertere, extreme fatuus est. Ne igitur sponte <text:span text:style-name="Default_20_Paragraph_20_Font"><text:span text:style-name="T10">ι</text:span></text:span><text:span text:style-name="Default_20_Paragraph_20_Font"><text:span text:style-name="T13"><text:line-break/></text:span></text:span>sensum nobis ipsi adimamus, neque dubitationis aemuli,<text:line-break/>aut fatui, aut aliud ejusmodi quidvis simus; <text:span text:style-name="Default_20_Paragraph_20_Font"><text:span text:style-name="T3">s</text:span></text:span>ed, quod<text:line-break/>tum rectum est, tum modestrs hominibus convenit , quod<text:line-break/>quidem evidens est, pr<text:span text:style-name="Default_20_Paragraph_20_Font"><text:span text:style-name="T3">o</text:span></text:span>mpte accipiamus, quod autem est</text:p>
      <text:p text:style-name="P3">dubium, per otium quaeramus. Evidens igitur est volun-.<text:line-break/>tatem respirationi dominari; dubium vero, quam ob can-.<text:line-break/>fam plerasque actionum voluntariarum mente non asse-<text:line-break/>quamur. Eo itaque supposito, quod est. evidens , ad ve-<text:line-break/>fugandam. causiam transeamus, non contendentes omnino<text:line-break/>quicquam in ea, nec asserentes adime nos invenisse ve-.<text:line-break/>ram causam, .tametsi ea dictis antea longe est probabilior.<text:line-break/>Caeterum (ut ego arbitror) nemo adhuc causam dixit,.<text:line-break/><text:span text:style-name="Default_20_Paragraph_20_Font"><text:span text:style-name="T3">s</text:span></text:span>ed dubitatione <text:span text:style-name="Default_20_Paragraph_20_Font"><text:span text:style-name="T3">s</text:span></text:span>ola (cujus jam mentionem feci) adscripta.<text:line-break/>causam fe. putaverunt invenisse. Quorum sime. institutum<text:line-break/>est laudandum, sive invenerint., sive invenire studuerint,<text:line-break/>sied nos ipfos quoque non decet pigros esse ad invenien-<text:line-break/>dum ea, quae restant. .</text:p>
      <text:h text:style-name="Heading_20_2" text:outline-level="2">Cap. VI. </text:h>
      <text:p text:style-name="P10">Principium autem inveniendi ea hoc fa-<text:span text:style-name="Default_20_Paragraph_20_Font"><text:span text:style-name="T3">i<text:line-break/></text:span></text:span>ciemus, multos videlicet homines interdum actiones quas-<text:line-break/>dam egisse, quarum paulo post penitus sunt oblisi, ut,.<text:line-break/>qui per metum, aut ebrietatem, -aut aliquidvj.alindl<text:line-break/>generis, ejusdem egerunt, nihil amplius. eorum, quae<text:line-break/>egerint, dum in .illis constitutionibus erant, recordantur..</text:p>
      <text:p text:style-name="P3">Causa autem, ut milli videtur, est, quod non intenti actio-<text:line-break/>nibus tota mente fuerint. Pars enim animae imaginatrix,<text:line-break/>quaecunque ea .sit, haec eadem et recordari videtur; si<text:line-break/>itaque insignes impressiones rerum in imaginationibus ac-<text:line-break/>ceperit, conservat perpetuo, atque id quidem est memo-<text:line-break/>ria tenere; sin vero^ obscuras et penitus superficiarias,<text:line-break/>non conservat, et hoc est oblivisci; et ob hanc causam<text:line-break/>in ira, curis, ebrietatibus, timoribus, phrenitidibus, et<text:line-break/>omnino in vehementibus animi affectibus nullius eorum,<text:line-break/>quae egerint, in. posterum amplius meminerunt. Quid<text:line-break/>igitur mirum est in somnis eliauf, obscure agente anima,<text:line-break/>obscuras esiam imaginationes fieri, ideoque nec stabiles?^<text:line-break/>quid etiam mirum, si in vigiliis, ratione quidem aliquid<text:line-break/>meditante, et tota fere circa curam intenta, parva quae-^<text:line-break/>dam ejus admodum^ pars circa ambulationem occupata.<text:line-break/>impressionem actionis facit obscuram, et idcirco statim<text:line-break/>oblita; ne quidem num spontaneo motu opus factum sit,</text:p>
      <text:p text:style-name="P3">amplius meminit? Ut enim , fi nullo pacto recordaremur,<text:line-break/>non utique possemus de ulla re praeterita considerare,<text:line-break/>sic, in quibus non meminimus, nescimus, qualianam ef-<text:line-break/>fent; conservari enim ea prius memoria oportet, ut, qua-<text:line-break/>lianam sint natura, deinde consideremus. Nihil igitur<text:line-break/>mirum mihi certe videtur, fi, motu voluntario respiratio-<text:line-break/>nem in somnis agente, postquam expergefacti fuerimus,<text:line-break/>non possimus dicere, an secundum voluntatem refpire-<text:line-break/>mus; <text:span text:style-name="Default_20_Paragraph_20_Font"><text:span text:style-name="T3">s</text:span></text:span>ed simile profecto accidit, quod illi, qui et pedes<text:line-break/>et manus in somnis moverit, et aliquid sit loquutus, post-<text:line-break/>ea illorum oblitus, dicat fieri absque voluntate et<text:line-break/>membrorum motam et vocem. Nam et qui mente er-<text:line-break/>rant, loquuntur, et vadunt, et omnes motus voluntarios<text:line-break/>obeunt, sed ne lu quidem, quum ad ingenium redierint,<text:line-break/>amplius meminerunt, quae egerint. Novi enim quendam<text:line-break/>per tredecim dies delirasse hoc pacto: putabat quidem, fe<text:line-break/>Athenis, non Romae, jacere; crebro autem familiarem<text:line-break/>puerum vocans, jubebat sibi, quae ad gymnasium pertine-</text:p>
      <text:p text:style-name="P3">bant, afferri, et pauca intermissione facta, Heus ^inquit)<text:line-break/>ad Ptolemaeum dico, decrevi in gymnasio diu lavari; ac<text:line-break/>nonnunquam esiam existebat interea, atque indutus ibat<text:line-break/>recta ad ostium aulae , ac quum retinerent eum , qui in-<text:line-break/>tus erant, exireque prohiberent, cur prohiberetur, ab eis<text:line-break/>percontabatur; hi vero (nihil enim licebat aliud dicere<text:line-break/>quam ea, quae erant vera) febricitasse eum dicebant, et<text:line-break/>adhuc febricitare ; ip<text:span text:style-name="Default_20_Paragraph_20_Font"><text:span text:style-name="T3">s</text:span></text:span>e autem et ad haec valde modeste<text:line-break/>respondebat; <text:span text:style-name="Default_20_Paragraph_20_Font"><text:span text:style-name="T3">s</text:span></text:span>cire enim et ipse dicebat, quod adhuc<text:line-break/>reliquiae sibi febris restabant , <text:span text:style-name="Default_20_Paragraph_20_Font"><text:span text:style-name="T3">s</text:span></text:span>ed eas penitus esse exi-<text:line-break/>guas, nec metuendum, ne a balneo laederetur, ortam<text:line-break/>enim sibi totam prae<text:span text:style-name="Default_20_Paragraph_20_Font"><text:span text:style-name="T3">s</text:span></text:span>entem febrem ex itinere. An non<text:line-break/>recordaris, conver<text:span text:style-name="Default_20_Paragraph_20_Font"><text:span text:style-name="T3">s</text:span></text:span>us ad puerum dicebat, qu<text:span text:style-name="Default_20_Paragraph_20_Font"><text:span text:style-name="T3">o</text:span></text:span>d labori<text:span text:style-name="Default_20_Paragraph_20_Font"><text:span text:style-name="T3">os</text:span></text:span>e<text:line-break/>heri iter fecimus a Megaris Athenas? Talia quum diceret,<text:line-break/>ac faceret, fluxu sanguinis per nares repente copio<text:span text:style-name="Default_20_Paragraph_20_Font"><text:span text:style-name="T3">s</text:span></text:span>o sibi<text:line-break/>facto, et post ipsum <text:span text:style-name="Default_20_Paragraph_20_Font"><text:span text:style-name="T3">s</text:span></text:span>ud<text:span text:style-name="Default_20_Paragraph_20_Font"><text:span text:style-name="T3">o</text:span></text:span>re, statim quidem convaluit, <text:span text:style-name="Default_20_Paragraph_20_Font"><text:span text:style-name="T3">s</text:span></text:span>ed,<text:line-break/>eorum, quae ante sibi acciderant, nullius amplius rec<text:span text:style-name="Default_20_Paragraph_20_Font"><text:span text:style-name="T3">o</text:span></text:span>r-<text:line-break/>dabatur. Utrum igitur (hoc enim est, quod a principio</text:p>
      <text:p text:style-name="P3">proposuimus ostendere-, surrexisse, et loculum fuisse<text:span text:style-name="Default_20_Paragraph_20_Font"><text:span text:style-name="T3">s</text:span></text:span> et<text:line-break/>alvum exonerasse, et minxisse, (haec enim omnia in om-<text:line-break/>nibus illis diebus-diomo faciebat,) non sint actiones vo-<text:line-break/>luntariae, an id quidem absurdum, (nam si hae non sunt<text:line-break/>voluntariae, ne usia alia quidem erit,) non autem eo-<text:line-break/>rum recordabatur, quemadmodum ne <text:span text:style-name="Default_20_Paragraph_20_Font"><text:span text:style-name="T3">s</text:span></text:span>obrii Quidem eo-<text:line-break/>rum, quae ebrii fecerunt, amplius meminerunt? Quid<text:line-break/>igitur mirum ita fa habere et in respiratione , ut fiat<text:line-break/>quidem ipsa ex voluntate, fed quum alias quidem disi-<text:line-break/>gen tius adhibeamus mentem, alias vero negligentius fe-<text:line-break/>gniusque, idcirco recordemur quidem actionum, quibus<text:line-break/>mentem adhibuimus, obliviscamur autem eorum, quae fe-<text:line-break/>cus ste habent? Quoniam vero, cujus rei penitus obliti<text:line-break/>fuerimus, hanc ne actam quidem aliquando fuisse puta-<text:line-break/>mus, consequens est; ut, an cum voluntate acta sit, ne<text:line-break/>quidem recordemur^ Quod autem totum opus refpiratio-<text:line-break/>nis voluntate et sp<text:span text:style-name="Default_20_Paragraph_20_Font"><text:span text:style-name="T3">o</text:span></text:span>nte ab anima fiat, declaravit servus<text:line-break/>barbarus^ qui, quum vehementi ira concitatus mortem sibi</text:p>
      <text:p text:style-name="P3">consciscere decrevisset, prostratus humi, respiratio neque<text:line-break/>cohibita, longo quidem tempore immobilis erat, postea<text:line-break/>vero paulum volutatus, hoc pacto mortuus est. Quod si<text:line-break/>non liceret usquequaque respirationem cohibere, ne id-<text:line-break/>circo quidem aliquis negaret, quin ipsa fecundum volunec<text:line-break/>tatem fieret. Apparent enim eorum operum, quae motu<text:line-break/>voluntario fiunt, alia quidem libera esse, alia vero affe-<text:line-break/>ctibus corporis servire. Priora itaque perpetuo absque<text:line-break/>impedimento a nobis fiunt, posteriora vero. non perpetuo,<text:line-break/>fed in tempore quodam et cum mensium; nam ire ad<text:line-break/>aliquem et alloqui et capere aliquid et recipere ab-<text:line-break/>folute libera sunt; dejicere vero et mingere corporis<text:line-break/>affectuum sunt remedia. Atqui nonnulli tacuerunt qui-<text:line-break/>dem annum integrum, et eo amplius, idque sponte sua,<text:line-break/>delectionem vero vel urinam retinere non modo annis,<text:line-break/>fed ne mensibus quidem, quinimo nec diebus paucis<text:line-break/>nemo potuit, adeo enim urgent ac faepe angunt, vel<text:line-break/>multitudine gravantia, vel acrimonia mordentia, ut qui-</text:p>
      <text:p text:style-name="P3">dam ne in locum quidem consuetum abire valuerint. Si-<text:line-break/>mile igitur et his est et respirationis opus, imo multo<text:line-break/>magis urget ac celeriorem necessitatem habet; etenim<text:line-break/>periculum ..est, ne quis moriatur, nisi respiraverit, atque<text:line-break/>extreme molestum est suffocari. . Nihil igitur mirum, si<text:line-break/>penitus retinere ipsam arduum sit; neque enim omnes<text:line-break/>ad moriendum sunt proclives, etiamsi infinitis malis con-<text:line-break/>dictentur, neque, qui eo progrediuntur, abire e vita sum-<text:line-break/>mo cum dolore volunt. Neque igitur quispiam eo, quod<text:line-break/>tacere quidem, si velimus, usquequaque possumus, respi-<text:line-break/>rationem vero retinere non possumus, idcirco volunta-<text:line-break/>rium quidem opus esse vocem; minime autem, fed natu-<text:line-break/>rale quiddam, respirationem existimet. . Hoc certe ar-<text:line-break/>bitror clare demonstratum fuisse. .</text:p>
      <text:h text:style-name="Heading_20_2" text:outline-level="2">Cap. VII. </text:h>
      <text:p text:style-name="P10">Quod autem reliquum est, toti sermoni<text:line-break/>de mediis figuris deinceps addere aequum est. Ut enim<text:line-break/>in manibus, quod appellatur angulare, quod exacte me-<text:line-break/>dium summae extensionis et flexionis est, omnis prorsus<text:line-break/>doloris est expers, sic videri posset et in cruribus fe</text:p>
      <text:p text:style-name="P3">habere; non tamen ita est, sed quod in bis dolore caret,<text:line-break/>consistit inter mediam figuram et extensionem extre-<text:line-break/>mam. Causa autem consuetudo est; plurimum enim ex-<text:line-break/>tensis cruribus utimur, hujus edim gratia facta funt, ut<text:line-break/>totum corpus ab his sustineretur, stantibus et ambulan-<text:line-break/>tibus nobis; et prius esiam, quam ipsis utamur, in fasciis<text:line-break/>extensa formata funt, ideoque et in somnis, et alioqui<text:line-break/>discumbentibus, extensa magis, quam flexa funt<text:span text:style-name="Default_20_Paragraph_20_Font"><text:span text:style-name="T3">e</text:span></text:span> Quin-<text:line-break/>esiam multo magis laboramus in extremis .^flexionibus,<text:line-break/>quam extensionibus : mulli autem deducere o<text:span text:style-name="Default_20_Paragraph_20_Font"><text:span text:style-name="T9">mnin</text:span></text:span>o ad<text:line-break/>extremam flexionem crus non possumus sine manuum<text:line-break/>opera, fed veluti mutilum ad eam acsionem prae insu-<text:line-break/>santia habemus; siolisque saltatoribus et luctatoribus fa-<text:line-break/>cile flectitur, quibus esiam felis perfecte flecti folitum<text:line-break/>efa Tantum igitur a media figura ad extensionem pro-<text:line-break/>gressum est, quod perfecte caret dolore, quantum a diu-<text:line-break/>turna consuetudine membrorum est coactum. Haec igitur<text:line-break/>duo considerans in omnibus articulis, naturam videlicet</text:p>
      <text:p text:style-name="P3">et consuetudinem , invenies medium et dolore carens.<text:line-break/>Videtur autem in idem convenire ubique consuetudo qui-<text:line-break/>dem cum natura, unde pulchre dictum est, rosum esse<text:line-break/>naturam acquisititiamL figura vero dolore carens cum.<text:line-break/>medio; etenim in cruribus idem est, quod est sine dolore<text:line-break/>et medium, siquidem medium motuum, qui infiunt mem-<text:line-break/>hris<text:span text:style-name="Default_20_Paragraph_20_Font"><text:span text:style-name="T3">s</text:span></text:span> neque perfectae extensionis et flexionis medium<text:line-break/>feceris si invenies enim, quantum abfumus a flexione ex-<text:line-break/>Trema <text:span text:style-name="Default_20_Paragraph_20_Font"><text:span text:style-name="T3">s</text:span></text:span>tantum discedere figuram dolore carentem ad ex-<text:line-break/>tensionem. ln universum igitur in omnibus ar siculis ex-<text:line-break/>tremor motus considerans invenies mediam figuram et<text:line-break/>doloris expertem: UL enim in articulo ad cubitum ea,<text:line-break/>qude vocatur angularis, in articulo vero ad genu, quae<text:line-break/>pr<text:span text:style-name="Default_20_Paragraph_20_Font"><text:span text:style-name="T3">o</text:span></text:span>pior^ est extensi<text:span text:style-name="Default_20_Paragraph_20_Font"><text:span text:style-name="T3">o</text:span></text:span>ni, sic in spina ea, quae propior est<text:line-break/>flexioni, in articulo vero ad carpum; quae exquisite re-<text:line-break/>cfa est; spinam enim plus curvam aut flexam facere<text:line-break/>possumus, brachiale autem reflectimus et flectimus aeque<text:line-break/>ad utramque partem recti. dure igitur, quae quidem</text:p>
      <text:p text:style-name="P3">exacte recta -Astute media omnino est. extremorum ulli-<text:line-break/>tuum), absque, ullo dolore. penitus esa Sed spinae recta<text:line-break/>haud media est, fed aliquantum curva, plus enim habet<text:line-break/>motus ad hanc.; quapropter recti magis laboramus parti-<text:line-break/>culis spinae, quam. sedentes, aut secantes, opus est eninr<text:line-break/>stantibus quidemsuenfam esse, j ac entibus vero atque seden-<text:line-break/>tibjns nihil prohibet curvatam esse. Haec in omnibus,<text:line-break/>articulis diligenter considerans invenies omnem rationem<text:line-break/>sibi ipsi consentaneam. Etenim quicunque. musculi i sine<text:line-break/>articulis sunsu etiam in his media constitutio absque dovj.<text:span text:style-name="Default_20_Paragraph_20_Font"><text:span text:style-name="T3">r<text:line-break/></text:span></text:span>lore est, sicuti in ano se habet, vesica et lingua, nam et.<text:line-break/>fumme constringere anum et maxime dilatare dolorem<text:line-break/>inducunt, item extendere quam longissime linguam, vel<text:line-break/>flectere, vel quomodocunque aliter praeter modum cir-l<text:line-break/>cumducere, haud absque dolore fiunt. Facillimum igitur<text:line-break/>in his invenire medium excessuum, quode tiam sine dolore.<text:line-break/>est. Atque omnes homines, quo tempore cessant ab<text:line-break/>actionibus vitae necessariis, mediam figuram et. dolose</text:p>
      <text:p text:style-name="P3">carentem in omnibus partibus habent, ita a justa natura<text:line-break/>coacti, ut Hippocrates ain ln lingua quidem per con-<text:line-break/>jugationem omnes musculi orti superne et inferne, et a<text:line-break/>dextris atque sinistris: quare nihil mirum, si in contra-<text:line-break/>rios motus pars deducatur a musculis oppositis. ln musa<text:line-break/>fculo vero, qui est ad anum, et eo, qui est ad vesicam,<text:line-break/>et qui in phrenibus est, res aliter habet; unus enim est<text:line-break/>in singulis his rotundus sine ullo opposito mufculo; unde<text:line-break/>perfpicuum est, in contrarios deduci motus has partes<text:line-break/>non aeque facile, neque in promptu esse, fed sic tibi<text:line-break/>perfuade.</text:p>
      <text:h text:style-name="Heading_20_2" text:outline-level="2">Cap. VIR. </text:h>
      <text:p text:style-name="P10">Musiculi quidem, qui est ad vesicam et<text:line-break/>anum, officium est non excernere excrementa alimenti,<text:line-break/>fed retinere. Qua in re multi statim erraverunt, putan-<text:line-break/>tes causa excemendi excrementa mufcnlos hos factos esse,<text:line-break/>neque potuerunt animadvertere , quod resolutis ipsis ex-<text:line-break/>cernuntur quidem, verum nobis invitis; quinetiam pro-<text:line-break/>pter malam chirurgiam, exciso saepe ultra modum ani</text:p>
      <text:p text:style-name="P3">mufculo, nobis invitis effluit hac stercus, nempe (opinor)<text:line-break/>instrumentis, quae effluere prohibent, non manentibus.<text:line-break/>Non igitur simpliciter neque primum musculus hic ex.<text:line-break/>cretionis instrumentum est; <text:span text:style-name="Default_20_Paragraph_20_Font"><text:span text:style-name="T3">s</text:span></text:span>ed ne animali perpetuo id<text:line-break/>accidat, quod, quum excisus fuerit ac resolutus, accidit,<text:line-break/>hunc musculum custodem intempestivi exitus excremento-<text:line-break/>rum natura praefecit; quamobrem non modo non agit<text:line-break/>quicquam ipsis ad excretionem, fed ne permittit quidem<text:line-break/>agentibus. Quae igitur <text:span text:style-name="Default_20_Paragraph_20_Font"><text:span text:style-name="T3">s</text:span></text:span>unt hujus actionis instrumenta?<text:line-break/>Plura quidem particularia, <text:span text:style-name="Default_20_Paragraph_20_Font"><text:span text:style-name="T3">s</text:span></text:span>ed duplicia genere; eorum<text:line-break/>enim alia animae, alia naturae sinat; atque animae qui-<text:line-break/>dem instrumenta motu voluntario semper agunt, insim-<text:line-break/>menta vero naturae sine mota voluntario. Diaphragma<text:line-break/>quidem et omnes musculi epigastrii instrumenta animae<text:line-break/>sunt, intestinorum autem ominum structura una cum<text:line-break/>ventriculo naturae. Verum de actione horum alibi d i-<text:line-break/>ctum esu De musculis autem nunc dicemus, quoniam<text:line-break/>praesens serm<text:span text:style-name="Default_20_Paragraph_20_Font"><text:span text:style-name="T3">o</text:span></text:span> ipforum m<text:span text:style-name="Default_20_Paragraph_20_Font"><text:span text:style-name="T3">o</text:span></text:span>tus enarratio est. Musculi</text:p>
      <text:p text:style-name="P3">itaque . omnes epigastrii, quum agentes tenduntur, pre<text:span text:style-name="Default_20_Paragraph_20_Font"><text:span text:style-name="T3">r<text:line-break/></text:span></text:span>munt intro naturae instrumenta; haec autem., si diaphra-<text:line-break/>gma ipsis cedat, in illarum locum abeuntia musculorum<text:line-break/>violentiam exolvunt; si autem resistant, tunc ceu a dua-<text:line-break/>bus manibus pressa,. extrinsecus a musculis, intrinsecus<text:line-break/>a dIaphragmate, ea, quae continentur in cavitatibus ipso-<text:line-break/>rumal propelluntur. Ad hoc autem adjuvat multum dia-<text:line-break/>phragmatis obliquitas, alterum. quidem finem ad cartila-<text:line-break/>ginem pectoris parte anteriore habens , alterum vero ad<text:line-break/><text:span text:style-name="Default_20_Paragraph_20_Font"><text:span text:style-name="T3">s</text:span></text:span>pinam lumborum.. Quod igitur excrementa intestinorum<text:line-break/>exprimantur, a musculis utrinque agentibus id accidit,<text:line-break/>extrinsecus quidem ab iis, qui .in epigastrio sunt, intrin-<text:line-break/>fecus vero. a dIaphragmate; quod autem infra subeat,<text:line-break/>quod premitur, obliquitas sepsi transversi causa est; quo<text:line-break/>tempore musculus ani esit otiosus. Quumque plures sint<text:line-break/>musculi in ventre, omnesque tendantur in egerendo, ma-<text:line-break/>gis quidem, qui in hypochondriis sunt, minus vero, qui<text:line-break/>infra, tenduntur, contra quam in mejendo habet, magis</text:p>
      <text:p text:style-name="P3">enim tunc, qui inferius, minus vero; qui in hypochon-<text:line-break/>driis, agunt. Simul autem cum ambobus extenduntur<text:line-break/>musculi servientes respirationi; non quod mictionis aut<text:line-break/>excretionis sint instrumenta, id enim a rasione alienissi-^<text:line-break/>mum est, sed quia diaphragmatis tensionem oportebat<text:line-break/>aequalem esse tensioni musculorum ventris ; erat autem<text:line-break/>impossibile, quum ipsum unus musculus sit, cum multis<text:line-break/>et magnis certare, pericnlumque in hoc, ne victum in<text:line-break/>amplum spatium thoracis everteretur. ldcirco musculi,<text:line-break/>qui sunt inter costas, simul tendunt, undique eum con-<text:line-break/>stringentes ; laxus enim thorax prompte cedit diaphra-<text:line-break/>gmati^ quum peliitur, ut licet colligere, tendentesi qui-<text:line-break/>dem musculos ventris, et maxime ipsorum inferiores,<text:line-break/>exolventes autem a vigore omnes, qui in ipfo funL To-v<text:line-break/>tus enim ferme venter in hujusmodi constitutionibus in<text:line-break/>amplum thoracis spatium pellitur una cum ipsi) diaphra-<text:line-break/>gmate. Ne igitur hoc fieret, neve egestio ipsa labefacta-<text:line-break/>retur; totus thorax undique valide constringitur. Atque<text:line-break/>ex omnibus jam dictis clarum fit, quod, qui musculi efi-</text:p>
      <text:p text:style-name="P3">fluxibus excrementorum praesident, coercere quidem ipsa<text:line-break/>fuapte natura possunt, idque officium ipsorum est pro-<text:line-break/>prium, excernere autem nequeunt, nisi secundum acci-<text:line-break/>dens, quum agere desierint. Ut igitur in aliis. omnibus<text:line-break/>partibus contrariorum motuum contrarii quidem mufculi<text:line-break/>sunt duces, hic quoque sic habet; retentio enim excre-<text:line-break/>mentorum istorum musculorum esit actio, excretio autem<text:line-break/>eorum, qui in epigastrio funt et diaphragmate.</text:p>
      <text:h text:style-name="Heading_20_2" text:outline-level="2">Cap. IX. </text:h>
      <text:p text:style-name="P10">Hi quidem proportione respondent mu-<text:line-break/>fculis., qui in aliis partibus funt oppositi; sed diaphra-<text:line-break/>gmati non licet simpliciter dicere musculos esse oppositos;<text:line-break/>quatenus enim est instrumentum excernenda superflua,<text:line-break/>tum cohibentes ipfa primos , tum maxime alio quodam<text:line-break/>modo oppositionis eos, qui in epigastrio sunt, habet; qua-<text:line-break/>tenus autem respirationi servit, partim quidem habet,<text:line-break/>partim. autem nequaquam; expirationis enim nulius Illisu<text:line-break/>sculus omnino est opifex, fede hoc opus thoracis, aut<text:line-break/>potius assectus hic decidentiae a nobis antea nominatae</text:p>
      <text:p text:style-name="P3">est similis. Efflatio autem est spiritus salio simul ac con-.<text:line-break/>fertim ducta foras, quae per musculorum intercostalium<text:line-break/>acsionem fit; afflationis enim musculi omnes, qui intu<text:span text:style-name="Default_20_Paragraph_20_Font"><text:span text:style-name="T3">s<text:line-break/></text:span></text:span>ad costas sunt, opifices <text:span text:style-name="Default_20_Paragraph_20_Font"><text:span text:style-name="T3">s</text:span></text:span>unt; et hoc rursus opus thoracis<text:line-break/>simile est prius nominatae quidem in toto corpore recti-<text:line-break/>nationi, depositioni vero in lingulis partibus. Quum au-.<text:line-break/>tem expirationi contraria sit inspiratio , efflatio ni vero<text:line-break/>vehemens inspiratio, (nomine enim proprio caret,) prio-<text:line-break/>rem quidem oppositionem solum diaphragma efficit, alte-<text:line-break/>ram vero intercostales cum musculis, qui ad thoracem<text:line-break/>perveniunt e scapulis et cosso. Indigent autem ipsa<text:line-break/>maxime quidem , tibicines, et tubicines, ac praecones,<text:line-break/>quum nuncupatum pedem funt decantaturi; praecipue<text:line-break/>vero et qui utres inflant, vel aliud ejus generis insim-<text:line-break/>mentum; et ut simpliciter dicam, qui plurimum thoracem<text:line-break/>transmutare dilatando ac contrahendo ipsum volunt<text:span text:style-name="Default_20_Paragraph_20_Font"><text:span text:style-name="T3">i<text:line-break/></text:span></text:span>Quare justius utique quispiam mufculos thoracis externos<text:line-break/>iis, qui costarum parte interna <text:span text:style-name="Default_20_Paragraph_20_Font"><text:span text:style-name="T3">s</text:span></text:span>unt, oppositos esse dixe-</text:p>
      <text:p text:style-name="P3">rit, non diaphragmati, siquidem maxima quidem inspira-<text:line-break/>tio per externos,. maxima vero expiratio per internos<text:line-break/>intercostales efficitur. Demonstrantur autem tum horum,<text:line-break/>tum deinceps de musculis thoracis dicendorum alia in<text:line-break/>lis libris, quos de respirationis causis conscripsimus, alia<text:line-break/>in iis, quos de voce prodidimus, alia in iis, quos de<text:line-break/>respirationis usia scripsimus. Verum in praesentia qui-<text:line-break/>dem, quod <text:span text:style-name="Default_20_Paragraph_20_Font"><text:span text:style-name="T3">s</text:span></text:span>uperest, est absolvendum. Peculiare fano<text:line-break/>quiddam diaphragmati praeter alios mufculos accidit tum<text:line-break/>ex situ, tum etiam ex figura. Quum agere desierit laxi-<text:line-break/>usque fuerit, nunc quidem i ipsius devexitas versus spinam<text:line-break/>vergit, nunc vero ad ventrem; .multo tamen promptius<text:line-break/>versus fpinam fertur, estque in omnibus figuris hominis.<text:line-break/>(una excepta prona) superius quidem diaphragma, An-<text:line-break/>serius vero fpina constituitur; quare merito ad eam ver-<text:line-break/>git, tum quod gravatur quidem ab iis, quae anteriori<text:line-break/>parte fuperjacent, ex posteriori vero mollissimum et<text:line-break/>levissimum omnium viscerum habet:, pulmonem. Verum-</text:p>
      <text:p text:style-name="P3">tamen ipsius devexitas ^aliquando excidit in anteriora,<text:line-break/>tum in figura prona, tum quum agunt quidem musculi,<text:line-break/>qui costis intersunt, quiescunt autem , qui sunt in ventre;<text:line-break/>quo manifestum est, quod tunc attolli ventrem contingit,<text:line-break/>quod crebro gymnastici post exercitationes facere folenI.<text:line-break/>Quod si, ut musculi i uter costales , ita et ventris musculi<text:line-break/>egerint, nominant ejusmodi spiritos cohibitionem. Ne-<text:line-break/>cesse autem est interim clausam esse superiorem oram<text:line-break/>laryngis; si enim, dum praedicti musculi agunt, ^pateat,<text:line-break/>efflatio est; sin vero una cum ipsis et mufculi, qui in<text:line-break/>[pharynge et larynge fiunt, tensi fuerint se non amplius<text:line-break/>efflatio id est, fed jam vox efficitur. Duplex igitur quum<text:line-break/>fit tensio omnibus musicalis, una quidem, quum agentes<text:line-break/>in se ipsos coeunt, altera vero, quum a musculis opposi<text:line-break/>silis extenduntur , priorem quidem diaphragma in inspi-<text:line-break/>rationibus non violentis habet, alteram vero, quae bhu<text:line-break/>furiam fit, (quemadmodum et antea^ dictum est,) alias<text:line-break/>quidem musculis ventris agentibus, alias vero intereo-</text:p>
      <text:p text:style-name="P3">statibus j et his etiam fo lis. In expirationibus autem non<text:line-break/>violentis, quas certe vel maxime expirationes vocamus,<text:line-break/>separantes eas ab effiationibus , neutram ipfarum habet;.<text:line-break/>sed qualem caeteris omnibus diximus adesse constitutio-<text:line-break/>nem, quae in medio extremorum motuum consistit, ta-<text:line-break/>lem duplicem diaphragma tantam accipit versus spinam<text:line-break/>in aliis quidem figuris spectantes, in pronis autem solis<text:line-break/>verPus ventrem. Verum musculi costarum et ventris<text:line-break/>devexi quidem perpetuo funt assimilati subiectorum in-<text:line-break/>stramentorum figuris: <text:span text:style-name="Default_20_Paragraph_20_Font"><text:span text:style-name="T3">s</text:span></text:span>ed quum quiescunt, hujusmodi<text:line-break/>admodum sunt; quum autem agunt, intro cedunt, minus-<text:line-break/>que curvi fiunt, quum caeteri fere omnes musculi, qui<text:line-break/>alias partes movent, contrario modo habeant, nam quie-<text:line-break/>fcentes quidem recti, quum vero agunt, curvi fiunt.<text:line-break/>Causa porro differentiae ipsorum n<text:span text:style-name="Default_20_Paragraph_20_Font"><text:span text:style-name="T3">o</text:span></text:span>n est obscura. Quunhu<text:line-break/>enim quibusdam ipsorum dura et renitens substantia os-<text:line-break/>sium sit subjecta, quibusdam vero amplum quoddam fpa-<text:line-break/>tium cedat, jure fit, ut musculi quidem omnes, qui ossibus</text:p>
      <text:p text:style-name="P3">incumbunt, dum contrahuntur, tantum in profundius-<text:line-break/>tem et latitudinem augesicentes, quantum de longitm-<text:line-break/>dine deperditur, eminentiorem omnem corporis molem<text:line-break/>habeant; quibus vero, dum tenduntur versus principium;<text:line-break/>mollities fedis cedit, his major pars corporis occultatur.<text:line-break/>Non igitur mirum est, si, quum omnes fere musculi, qui<text:line-break/>in membris sunt, dum agunt, devexi stant, foli, qui in<text:line-break/>thorace atque epigastrio insunt, intro compellantur; foli<text:line-break/>enim <text:span text:style-name="Default_20_Paragraph_20_Font"><text:span text:style-name="T3">s</text:span></text:span>ubjecta <text:span text:style-name="Default_20_Paragraph_20_Font"><text:span text:style-name="T3">s</text:span></text:span>patia laxa cedentiaque habent. Ventre<text:line-break/>certe eo usque repleto, ut cum dolore distendatur , -.non<text:line-break/>amplius intro cedunt; quod enim aliis perpetuo inest, re-<text:line-break/>nitentia videlicet fubjectae fedis, id, dum repletas est<text:line-break/>venter, musculis epigastrii accidit, repletur videlicet<text:line-break/>et iis , qui fupra modum sunt repleti , et aqua intercute<text:line-break/>laborantibus, et iis, quae utero gerunt. Quibus vero ven-<text:line-break/>ter est vacuus, his musculi prius, quam agant, sunt curvi,<text:line-break/>quomodo subjecta instrumenta, ad Iliorum enim curvita-<text:line-break/>tes extenduntur; quum vero agunt, intro cedunt, pre-</text:p>
      <text:p text:style-name="P3">munt enim facile fubjectas cavitates. Quin et musculi,<text:line-break/>qui in. thorace funt in locis inter ossa mediis, prius qui-<text:line-break/>stem, quam agant, figuram similem totis costis habent,<text:line-break/>curvi quidem extrinsecus, cavi vero intrinsecus; quum<text:line-break/>autem agunt, prementes primum quidem et maxime<text:line-break/>membranam ipsis subjectum, succingentem nuncupatam,<text:line-break/>per ipsam vero et pulmonem, qui moliis est et laxus,<text:line-break/>tantum intro cedunt, quantum substantiam sub]cetorum<text:line-break/>instrumentorum cedentem habent. Haec quum in uni-<text:line-break/>versum quis de musculorum motu tenuerit, particularia<text:line-break/>omnia invenire poter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8:23:00Z</meta:creation-date>
    <dc:date>2023-01-09T09:37:26.886000000</dc:date>
    <meta:editing-cycles>4</meta:editing-cycles>
    <meta:editing-duration>PT2M28S</meta:editing-duration>
    <meta:document-statistic meta:table-count="0" meta:image-count="0" meta:object-count="0" meta:page-count="98" meta:paragraph-count="132" meta:word-count="14008" meta:character-count="93833" meta:non-whitespace-character-count="79940"/>
    <meta:template xlink:type="simple" xlink:actuate="onRequest" xlink:title="" xlink:href="Normal.dotm"/>
  </office:meta>
</office:document-meta>
</file>